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8.63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7.191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6.886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7.137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ID_COLONNE</text:p>
          </table:table-cell>
          <table:table-cell office:value-type="string">
            <text:p>TYPE_DECHETS</text:p>
          </table:table-cell>
          <table:table-cell office:value-type="string">
            <text:p>VOLUME</text:p>
          </table:table-cell>
          <table:table-cell office:value-type="string">
            <text:p>OBS</text:p>
          </table:table-cell>
          <table:table-cell office:value-type="string">
            <text:p>PREHENSION</text:p>
          </table:table-cell>
          <table:table-cell office:value-type="string">
            <text:p>VOIE</text:p>
          </table:table-cell>
          <table:table-cell office:value-type="string">
            <text:p>MOT_DIRECTEUR</text:p>
          </table:table-cell>
          <table:table-cell office:value-type="string">
            <text:p>CODE_COM</text:p>
          </table:table-cell>
          <table:table-cell office:value-type="string">
            <text:p>CODE_POSTAL</text:p>
          </table:table-cell>
          <table:table-cell office:value-type="string">
            <text:p>COMMUNE</text:p>
          </table:table-cell>
          <table:table-cell office:value-type="string">
            <text:p>QUARTIER</text:p>
          </table:table-cell>
          <table:table-cell office:value-type="string">
            <text:p>POLE_NM</text:p>
          </table:table-cell>
          <table:table-cell office:value-type="string">
            <text:p>location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rands Bois</text:p>
          </table:table-cell>
          <table:table-cell office:value-type="string">
            <text:p>Grand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5386911551 , -1.59546514510685]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44207348 , -1.60027602474368]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0980926677 , -1.60024980335722]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215633364 , -1.61076701335889]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83097393 , -1.61160770435366]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821191146 , -1.60878352448255]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792781399 , -1.60766166329241]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991365053 , -1.61129240524874]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243877808 , -1.61158087871838]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Guy Mocquet</text:p>
          </table:table-cell>
          <table:table-cell office:value-type="string">
            <text:p>Mocqu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0774930387 , -1.59880935613358]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60242177 , -1.61730303691776]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29817014 , -1.60792171343521]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749422918 , -1.60626676161911]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ts Moulins</text:p>
          </table:table-cell>
          <table:table-cell office:value-type="string">
            <text:p>Hau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904098033 , -1.60823745731853]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Albert</text:p>
          </table:table-cell>
          <table:table-cell office:value-type="string">
            <text:p>Alber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757621487 , -1.54237216817923]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Albert</text:p>
          </table:table-cell>
          <table:table-cell office:value-type="string">
            <text:p>Alber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544503733 , -1.5423615382569]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108047686 , -1.54141816145543]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3903060861 , -1.54138336987138]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055305528 , -1.54136025001547]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149278497 , -1.54323911606732]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lastiqu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405987251 , -1.54321219022544]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489347414 , -1.54095932267289]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248043213 , -1.53953047168848]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142432263 , -1.53950699520862]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00898811 , -1.53947423250182]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orand</text:p>
          </table:table-cell>
          <table:table-cell office:value-type="string">
            <text:p>Mor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16515990131 , -1.54065036019648]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51ième RA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048743934 , -1.53994081417407]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51ième RA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8955968998 , -1.539909845106]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51ième RA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13604227 , -1.53989600131904]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164295725 , -1.54074224220682]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516310672 , -1.54073873230178]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321240633 , -1.54073580257532]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182005218 , -1.53956111112845]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apiercarton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979993 , -1.53953474379992]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Bonne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0115086819 , -1.53620104281532]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24286953 , -1.53950845106951]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apiercarton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265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640814342 , -1.53789419786491]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265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408629696 , -1.53787888397963]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lastiqu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265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216096363 , -1.53786840143412]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32732507137 , -1.53683230387661]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Joseph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304529635 , -1.53780813358042]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Joseph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425884847 , -1.53778477027726]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Joseph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565288262 , -1.53776911338281]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636336118 , -1.53455434985151]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436041473 , -1.53453624594112]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275907209 , -1.5345214607304]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45840935246 , -1.53546341589258]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1843233329 , -1.53339386232702]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208587281 , -1.53338135995892]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02010692 , -1.53335879512648]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ôte Saint Sébastien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2010128857754 , -1.53208889739465]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2165397666 , -1.56122677068455]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isco Ferrer</text:p>
          </table:table-cell>
          <table:table-cell office:value-type="string">
            <text:p>Ferr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5051140921 , -1.53325421993301]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isco Ferrer</text:p>
          </table:table-cell>
          <table:table-cell office:value-type="string">
            <text:p>Ferr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858603053 , -1.53324373996964]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isco Ferrer</text:p>
          </table:table-cell>
          <table:table-cell office:value-type="string">
            <text:p>Ferr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645984895 , -1.53323160020164]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351121106 , -1.5303329736674]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13631286 , -1.53029660964438]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98798666 , -1.53027737528651]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87155561 , -1.53025534412956]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624046292 , -1.53131302113727]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494789327 , -1.53129846094516]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312542483 , -1.53128805986053]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544212155 , -1.53009204621181]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47149036 , -1.53006275799012]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Precision mesure METRE</text:p>
          </table:table-cell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29771373 , -1.5323252819451]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078858039 , -1.53230097773585]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8876533059 , -1.53228891131998]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99912374 , -1.53006996497028]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68365915 , -1.53004097254759]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650996044 , -1.53305961168959]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815694936 , -1.53306080312222]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7022075746 , -1.53306078091186]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715038261 , -1.53192332823975]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589332705 , -1.53189817949657]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440504486 , -1.53188043849317]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464689931 , -1.53114987299541]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614885602 , -1.5311327820452]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766602046 , -1.53111115792648]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398712778 , -1.53113350937555]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270470582 , -1.53111591903199]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156070615 , -1.53108782484284]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30227128 , -1.52752125864224]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7174404 , -1.52748976635922]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520343259 , -1.52711350535184]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348892377 , -1.5271016715289]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95205379 , -1.52745057420902]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167654012 , -1.52708825330621]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alliement</text:p>
          </table:table-cell>
          <table:table-cell office:value-type="string">
            <text:p>Rallie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27027693402 , -1.52926297913277]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igérienne</text:p>
          </table:table-cell>
          <table:table-cell office:value-type="string">
            <text:p>Ligérienn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99189475074 , -1.52735383158922]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igérienne</text:p>
          </table:table-cell>
          <table:table-cell office:value-type="string">
            <text:p>Ligérienn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858598311 , -1.52830648723984]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9593035787 , -1.68468612046388]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07922416578 , -1.55188971934095]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alis</text:p>
          </table:table-cell>
          <table:table-cell office:value-type="string">
            <text:p>Pali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237525530154 , -1.55313023843904]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30475965907 , -1.55121342372561]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Ille</text:p>
          </table:table-cell>
          <table:table-cell office:value-type="string">
            <text:p>Il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05704467979 , -1.59019530512187]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36659281284 , -1.61166744036092]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ugallière</text:p>
          </table:table-cell>
          <table:table-cell office:value-type="string">
            <text:p>Bugal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598709704197 , -1.63492916762307]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mnibus</text:p>
          </table:table-cell>
          <table:table-cell office:value-type="string">
            <text:p>Omnibu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1043607485 , -1.6149440124168]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uguenais</text:p>
          </table:table-cell>
          <table:table-cell/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558474084994 , -1.65884881529164]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8 mai 1945</text:p>
          </table:table-cell>
          <table:table-cell/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97388349426 , -1.55182169063366]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Roger Salengro</text:p>
          </table:table-cell>
          <table:table-cell office:value-type="string">
            <text:p>Salengro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46403361272 , -1.54759775229529]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Deauville</text:p>
          </table:table-cell>
          <table:table-cell office:value-type="string">
            <text:p>Deauvill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10203965155 , -1.55193943099861]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lasserie</text:p>
          </table:table-cell>
          <table:table-cell office:value-type="string">
            <text:p>Class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44188212107 , -1.55956214432273]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oulay Paty</text:p>
          </table:table-cell>
          <table:table-cell office:value-type="string">
            <text:p>Pa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8580543994 , -1.57641914161647]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Impasse de la Nouëlle</text:p>
          </table:table-cell>
          <table:table-cell office:value-type="string">
            <text:p>Nouëlle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002224838 , -1.73597589546836]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64015576 , -1.61782992930111]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835911573 , -1.61779691726437]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ume</text:p>
          </table:table-cell>
          <table:table-cell office:value-type="string">
            <text:p>Plum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7396583893 , -1.50567281059274]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soleil</text:p>
          </table:table-cell>
          <table:table-cell office:value-type="string">
            <text:p>Beausolei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8438808591 , -1.56023509657658]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Verger</text:p>
          </table:table-cell>
          <table:table-cell office:value-type="string">
            <text:p>Verg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3868098004 , -1.55106258866131]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zaire</text:p>
          </table:table-cell>
          <table:table-cell office:value-type="string">
            <text:p>Mazai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2614304885 , -1.56615037830608]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ICAM</text:p>
          </table:table-cell>
          <table:table-cell office:value-type="string">
            <text:p><text:s/></text:p>
          </table:table-cell>
          <table:table-cell office:value-type="string">
            <text:p>Chemin du Champ de Manoeuvre</text:p>
          </table:table-cell>
          <table:table-cell office:value-type="string">
            <text:p>Champ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3001548681 , -1.50434950584362]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mazone</text:p>
          </table:table-cell>
          <table:table-cell office:value-type="string">
            <text:p>Amazo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67229091029 , -1.48449828361624]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ttay</text:p>
          </table:table-cell>
          <table:table-cell office:value-type="string">
            <text:p>Mottay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8259445847 , -1.49541327416305]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Bazoges</text:p>
          </table:table-cell>
          <table:table-cell office:value-type="string">
            <text:p>Bazog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839047150528 , -1.63014856421974]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ortensias</text:p>
          </table:table-cell>
          <table:table-cell office:value-type="string">
            <text:p>Hortensia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75102541166 , -1.58281555190989]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gneau</text:p>
          </table:table-cell>
          <table:table-cell office:value-type="string">
            <text:p>Vigneau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6621642742 , -1.67270365476406]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31930263 , -1.5838263420678]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aussée de la Madeleine</text:p>
          </table:table-cell>
          <table:table-cell office:value-type="string">
            <text:p>Madelein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5428530438 , -1.55524170319896]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Hubonnière</text:p>
          </table:table-cell>
          <table:table-cell office:value-type="string">
            <text:p>Hubon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2756444828 , -1.65447849558093]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villon</text:p>
          </table:table-cell>
          <table:table-cell office:value-type="string">
            <text:p>Pav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36307661058 , -1.47431868067778]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36304288 , -1.48418408804377]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Port Jean</text:p>
          </table:table-cell>
          <table:table-cell office:value-type="string">
            <text:p>Port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0291063262 , -1.52360840865197]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lle</text:p>
          </table:table-cell>
          <table:table-cell office:value-type="string">
            <text:p>Sa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4390755843 , -1.44038213073281]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Victor Hugo</text:p>
          </table:table-cell>
          <table:table-cell office:value-type="string">
            <text:p>Hugo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3836468746 , -1.48165145502111]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961220211 , -1.49152983770964]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s Enfants</text:p>
          </table:table-cell>
          <table:table-cell office:value-type="string">
            <text:p>Enfant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1055983486 , -1.49540266793144]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ranière</text:p>
          </table:table-cell>
          <table:table-cell office:value-type="string">
            <text:p>Cadran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36761102505 , -1.48962554299534]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 suite à demande propriétaire </text:p>
          </table:table-cell>
          <table:table-cell office:value-type="string">
            <text:p><text:s/></text:p>
          </table:table-cell>
          <table:table-cell office:value-type="string">
            <text:p>Rue de Bel-Air</text:p>
          </table:table-cell>
          <table:table-cell office:value-type="string">
            <text:p>Bel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32435538534 , -1.69723851902426]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é-Marie Ampère</text:p>
          </table:table-cell>
          <table:table-cell office:value-type="string">
            <text:p>Amp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196612677 , -1.48844966371059]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Blériot</text:p>
          </table:table-cell>
          <table:table-cell office:value-type="string">
            <text:p>Blériot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4886335603 , -1.46703161984984]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Chambre des métiers, centre de formation</text:p>
          </table:table-cell>
          <table:table-cell office:value-type="string">
            <text:p><text:s/></text:p>
          </table:table-cell>
          <table:table-cell office:value-type="string">
            <text:p>Place Jacques Chesné</text:p>
          </table:table-cell>
          <table:table-cell office:value-type="string">
            <text:p>Chesn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7751967424 , -1.48914712694028]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Salle Ligéria (sur appel)</text:p>
          </table:table-cell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3850963704 , -1.48381927061831]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Claudix</text:p>
          </table:table-cell>
          <table:table-cell office:value-type="string">
            <text:p>Claudi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638159971 , -1.47523558202342]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55239551325 , -1.63516561957878]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ollux</text:p>
          </table:table-cell>
          <table:table-cell office:value-type="string">
            <text:p>Pollux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2775167542 , -1.6366661967221]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Marchand</text:p>
          </table:table-cell>
          <table:table-cell office:value-type="string">
            <text:p>March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3275423776 , -1.63197534454788]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à Vent</text:p>
          </table:table-cell>
          <table:table-cell office:value-type="string">
            <text:p>Moulin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0288844564 , -1.62971468076567]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et Marguerite Boucicaut</text:p>
          </table:table-cell>
          <table:table-cell office:value-type="string">
            <text:p>Boucicau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25149271904 , -1.59158553321394]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Cervantès</text:p>
          </table:table-cell>
          <table:table-cell office:value-type="string">
            <text:p>Cervantè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17755928288 , -1.5928424067591]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raudière</text:p>
          </table:table-cell>
          <table:table-cell office:value-type="string">
            <text:p>Praud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91245733448 , -1.58110370624834]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lonnière</text:p>
          </table:table-cell>
          <table:table-cell office:value-type="string">
            <text:p>Mulon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641356131 , -1.58287242854742]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eynière</text:p>
          </table:table-cell>
          <table:table-cell office:value-type="string">
            <text:p>Rey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49533609999 , -1.58007973197014]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allée</text:p>
          </table:table-cell>
          <table:table-cell office:value-type="string">
            <text:p>ok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04187691041 , -1.57696218771347]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rles De Gaulle</text:p>
          </table:table-cell>
          <table:table-cell office:value-type="string">
            <text:p>D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43092448896 , -1.6145476382138]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quelais</text:p>
          </table:table-cell>
          <table:table-cell office:value-type="string">
            <text:p>Paquela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89567781215 , -1.60628390728483]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orlière</text:p>
          </table:table-cell>
          <table:table-cell office:value-type="string">
            <text:p>Mor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78833296587 , -1.60224494264161]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915318198 , -1.59520375370315]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864380974 , -1.59517155245601]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Parking Salle du Parc La Gobinière</text:p>
          </table:table-cell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5135861187 , -1.5858411548586]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aillis</text:p>
          </table:table-cell>
          <table:table-cell office:value-type="string">
            <text:p>Taill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8923396082 , -1.58016174608851]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touillerie</text:p>
          </table:table-cell>
          <table:table-cell office:value-type="string">
            <text:p>Patouilleri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1024760777 , -1.57984683026861]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398788172 , -1.58934163473685]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237699676 , -1.58936015231899]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Robert Chasteland</text:p>
          </table:table-cell>
          <table:table-cell office:value-type="string">
            <text:p>Chastel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30813146624 , -1.58773241376571]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Vilaine</text:p>
          </table:table-cell>
          <table:table-cell office:value-type="string">
            <text:p>Vilai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20009041405 , -1.59040032070823]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717751273906 , -1.59288905700416]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Matines</text:p>
          </table:table-cell>
          <table:table-cell office:value-type="string">
            <text:p>Matin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83423641092 , -1.599357244601]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66257111217 , -1.59877002049695]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Alexandre Goupil</text:p>
          </table:table-cell>
          <table:table-cell office:value-type="string">
            <text:p>Goupil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41559476678 , -1.59932256482741]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o Giacometti</text:p>
          </table:table-cell>
          <table:table-cell office:value-type="string">
            <text:p>Giacometti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30646741154 , -1.57717096286438]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Salle l'Odyssée</text:p>
          </table:table-cell>
          <table:table-cell office:value-type="string">
            <text:p><text:s/></text:p>
          </table:table-cell>
          <table:table-cell office:value-type="string">
            <text:p>Route de Basse Indre</text:p>
          </table:table-cell>
          <table:table-cell office:value-type="string">
            <text:p>Bass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615322784629 , -1.62256351137945]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Piscine Roger Picaud</text:p>
          </table:table-cell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2397295499 , -1.61161925203673]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rmille</text:p>
          </table:table-cell>
          <table:table-cell office:value-type="string">
            <text:p>Charmill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2207238309 , -1.66268163016757]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épinière</text:p>
          </table:table-cell>
          <table:table-cell office:value-type="string">
            <text:p>Pépi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4518431824 , -1.65856709555709]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ns</text:p>
          </table:table-cell>
          <table:table-cell office:value-type="string">
            <text:p>Cen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2368423396 , -1.66569242287157]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ger</text:p>
          </table:table-cell>
          <table:table-cell office:value-type="string">
            <text:p>Verger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0844879933 , -1.66895739576741]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Genêts</text:p>
          </table:table-cell>
          <table:table-cell office:value-type="string">
            <text:p>Genêt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73902084166 , -1.67052574972664]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laisance</text:p>
          </table:table-cell>
          <table:table-cell office:value-type="string">
            <text:p>Plaisanc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1726686685 , -1.68276835303666]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9743248048 , -1.68122957991872]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Bois</text:p>
          </table:table-cell>
          <table:table-cell office:value-type="string">
            <text:p>Boi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2866239688 , -1.68464325108691]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me</text:p>
          </table:table-cell>
          <table:table-cell office:value-type="string">
            <text:p>Ferm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1092648107 , -1.67942549300818]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Gendarmerie</text:p>
          </table:table-cell>
          <table:table-cell office:value-type="string">
            <text:p>Gendarmeri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30099462314 , -1.67290848959336]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7961010145 , -1.67943337525036]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ngarant</text:p>
          </table:table-cell>
          <table:table-cell office:value-type="string">
            <text:p>Bongarant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40916933505 , -1.6984045176973]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uisatiers</text:p>
          </table:table-cell>
          <table:table-cell office:value-type="string">
            <text:p>Puisatier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3804645476 , -1.65721332823931]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parking gare routière près RD 723</text:p>
          </table:table-cell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8224423253 , -1.39866635723164]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age</text:p>
          </table:table-cell>
          <table:table-cell office:value-type="string">
            <text:p>Plag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606808655 , -1.38836853204836]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letière</text:p>
          </table:table-cell>
          <table:table-cell office:value-type="string">
            <text:p>Piletièr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46282711277 , -1.38201528384119]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La Rouaudière</text:p>
          </table:table-cell>
          <table:table-cell office:value-type="string">
            <text:p><text:s/></text:p>
          </table:table-cell>
          <table:table-cell office:value-type="string">
            <text:p>CR 12</text:p>
          </table:table-cell>
          <table:table-cell office:value-type="float" office:value="12">
            <text:p>12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97370126139 , -1.42008625558373]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Thouaré</text:p>
          </table:table-cell>
          <table:table-cell office:value-type="string">
            <text:p>Thouaré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4054707496 , -1.39389273169938]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llier</text:p>
          </table:table-cell>
          <table:table-cell office:value-type="string">
            <text:p>Cellier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6581958242 , -1.39278821820075]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406509781 , -1.43865330614126]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980124805 , -1.62431690789563]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Parking magasin Mr Bricolage</text:p>
          </table:table-cell>
          <table:table-cell office:value-type="string">
            <text:p><text:s/></text:p>
          </table:table-cell>
          <table:table-cell office:value-type="string">
            <text:p>Rue de Kerguelen</text:p>
          </table:table-cell>
          <table:table-cell office:value-type="string">
            <text:p>Kerguele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66306934323 , -1.46984837018584]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8149958969 , -1.58930042181342]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'Eglise</text:p>
          </table:table-cell>
          <table:table-cell office:value-type="string">
            <text:p>Eglis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02382933623 , -1.68336396016483]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avaudière</text:p>
          </table:table-cell>
          <table:table-cell office:value-type="string">
            <text:p>Sav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031807203 , -1.50157556338012]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çonnerie</text:p>
          </table:table-cell>
          <table:table-cell office:value-type="string">
            <text:p>Blançonneri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8077553668 , -1.44072059790302]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Thouaré</text:p>
          </table:table-cell>
          <table:table-cell office:value-type="string">
            <text:p>Thouar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79698553512 , -1.45906886682176]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lle</text:p>
          </table:table-cell>
          <table:table-cell office:value-type="string">
            <text:p>Mall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084532304 , -1.47127417462955]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Centre de la Grillonais</text:p>
          </table:table-cell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33122655752 , -1.46749692891705]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ssières</text:p>
          </table:table-cell>
          <table:table-cell office:value-type="string">
            <text:p>Haussièr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5372663378 , -1.51583848301717]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284651808 , -1.48177682288192]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3857158 , -1.50499860326887]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09297583592 , -1.49800598261178]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7560874939 , -1.5089058277673]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les Verne</text:p>
          </table:table-cell>
          <table:table-cell office:value-type="string">
            <text:p>Ver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3875875821 , -1.48690343975053]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Stade des Gripots</text:p>
          </table:table-cell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6472208326 , -1.48471480347324]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rengs</text:p>
          </table:table-cell>
          <table:table-cell office:value-type="string">
            <text:p>Hareng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950827341 , -1.5188898135862]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54795774 , -1.52027346150552]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35035109 , -1.52024001100798]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62417838 , -1.53336151612141]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10441054 , -1.53336265344563]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748170354 , -1.53336371639858]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69619357 , -1.53336485372236]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papiercarton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042327 , -1.53338281864002]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papiercarton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55702286 , -1.53338319049603]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apiercarton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07679074 , -1.53338205317709]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papiercarton</text:p>
          </table:table-cell>
          <table:table-cell office:value-type="string">
            <text:p>2.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90537613 , -1.5333811389715]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Stade de la Robinière</text:p>
          </table:table-cell>
          <table:table-cell office:value-type="string">
            <text:p><text:s/></text:p>
          </table:table-cell>
          <table:table-cell office:value-type="string">
            <text:p>Rue de la Robinière</text:p>
          </table:table-cell>
          <table:table-cell office:value-type="string">
            <text:p>Robi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43193247052 , -1.53220575037978]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ordière</text:p>
          </table:table-cell>
          <table:table-cell office:value-type="string">
            <text:p>Blo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91491557825 , -1.53154287647625]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taillerie</text:p>
          </table:table-cell>
          <table:table-cell office:value-type="string">
            <text:p>Bataill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25108378052 , -1.53520361078916]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verre</text:p>
          </table:table-cell>
          <table:table-cell office:value-type="string">
            <text:p>2.0</text:p>
          </table:table-cell>
          <table:table-cell/>
          <table:table-cell office:value-type="string">
            <text:p><text:s/></text:p>
          </table:table-cell>
          <table:table-cell office:value-type="string">
            <text:p>Rue Olympe de Gouges</text:p>
          </table:table-cell>
          <table:table-cell office:value-type="string">
            <text:p>Goug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73182426053 , -1.54731285588231]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66624327253 , -1.5548186783652]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Centre technique Rezé</text:p>
          </table:table-cell>
          <table:table-cell office:value-type="string">
            <text:p><text:s/></text:p>
          </table:table-cell>
          <table:table-cell office:value-type="string">
            <text:p>Avenue Willy Brandt</text:p>
          </table:table-cell>
          <table:table-cell office:value-type="string">
            <text:p>Brand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1738349636 , -1.56114026912866]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Vigier</text:p>
          </table:table-cell>
          <table:table-cell office:value-type="string">
            <text:p>Vig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65771531178 , -1.53776178969518]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aussée de la Madeleine</text:p>
          </table:table-cell>
          <table:table-cell office:value-type="string">
            <text:p>Madelein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8069679467 , -1.55233779696505]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Allée Georges Bénezet</text:p>
          </table:table-cell>
          <table:table-cell office:value-type="string">
            <text:p>Bénez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66428168384 , -1.56745403176559]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/>
          <table:table-cell office:value-type="string">
            <text:p><text:s/></text:p>
          </table:table-cell>
          <table:table-cell office:value-type="string">
            <text:p>Rue Abbé Grégoire</text:p>
          </table:table-cell>
          <table:table-cell office:value-type="string">
            <text:p>Grégoi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46532556822 , -1.56925697689933]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Clisson</text:p>
          </table:table-cell>
          <table:table-cell office:value-type="string">
            <text:p>Cliss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1239205842 , -1.56050316739281]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0916113133 , -1.55737207032698]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François Mitterrand</text:p>
          </table:table-cell>
          <table:table-cell office:value-type="string">
            <text:p>Mitt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4762967129 , -1.55948428820567]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Nostrie</text:p>
          </table:table-cell>
          <table:table-cell office:value-type="string">
            <text:p>Nost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38925833964 , -1.63108547653477]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u Champ de Foire</text:p>
          </table:table-cell>
          <table:table-cell office:value-type="string">
            <text:p>Champ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45170010641 , -1.61920185493801]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Déchèterie de Saint-Aignan-Grandlieu</text:p>
          </table:table-cell>
          <table:table-cell office:value-type="string">
            <text:p><text:s/></text:p>
          </table:table-cell>
          <table:table-cell office:value-type="string">
            <text:p>Avenue de la Forêt</text:p>
          </table:table-cell>
          <table:table-cell office:value-type="string">
            <text:p>Forêt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92827720179 , -1.62382450153635]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3944737083 , -1.54823233424103]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365353104 , -1.53004079759261]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012893308 , -1.56555005527805]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briel Lauriol</text:p>
          </table:table-cell>
          <table:table-cell office:value-type="string">
            <text:p>Lauriol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65840300738 , -1.56329154006327]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Gutenberg</text:p>
          </table:table-cell>
          <table:table-cell office:value-type="string">
            <text:p>Gutenberg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05667761485 , -1.58882351047346]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285076456 , -1.5811720437379]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éon Jouhaux</text:p>
          </table:table-cell>
          <table:table-cell office:value-type="string">
            <text:p>Jouhaux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253247607 , -1.58863479366764]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non</text:p>
          </table:table-cell>
          <table:table-cell office:value-type="string">
            <text:p>Juno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06159862262 , -1.57759506966413]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nteclerc</text:p>
          </table:table-cell>
          <table:table-cell office:value-type="string">
            <text:p>Chantecler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57667605805 , -1.5808567623481]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nteclerc</text:p>
          </table:table-cell>
          <table:table-cell office:value-type="string">
            <text:p>Chantecler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57584231971 , -1.58085918199117]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non</text:p>
          </table:table-cell>
          <table:table-cell office:value-type="string">
            <text:p>Juno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06134145236 , -1.57761003360122]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non</text:p>
          </table:table-cell>
          <table:table-cell office:value-type="string">
            <text:p>Juno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06108428192 , -1.57762499753688]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nteclerc</text:p>
          </table:table-cell>
          <table:table-cell office:value-type="string">
            <text:p>Chantecler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57491078222 , -1.58086001494206]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resche Blanc</text:p>
          </table:table-cell>
          <table:table-cell office:value-type="string">
            <text:p>Blan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6369703269 , -1.55743301964514]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Entrée du Parc de la Bourgonnière</text:p>
          </table:table-cell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77545453255 , -1.65922309064133]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Alfred Kastler</text:p>
          </table:table-cell>
          <table:table-cell office:value-type="string">
            <text:p>Kastl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828064893909 , -1.51921075780978]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resche Blanc</text:p>
          </table:table-cell>
          <table:table-cell office:value-type="string">
            <text:p>Blan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5762388098 , -1.5574285977691]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rière</text:p>
          </table:table-cell>
          <table:table-cell office:value-type="string">
            <text:p>Pr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944562377 , -1.59664284822485]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uc Olivier Merson</text:p>
          </table:table-cell>
          <table:table-cell office:value-type="string">
            <text:p>Merso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38636816923 , -1.57262220614279]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Octave Feuillet</text:p>
          </table:table-cell>
          <table:table-cell office:value-type="string">
            <text:p>Feuille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6183615006 , -1.57344386699677]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720774894 , -1.52377739784674]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422258273 , -1.52377524269858]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ourton</text:p>
          </table:table-cell>
          <table:table-cell office:value-type="string">
            <text:p>Tourto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0384503361 , -1.55818453717435]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30186988 , -1.55100172028704]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Noues</text:p>
          </table:table-cell>
          <table:table-cell office:value-type="string">
            <text:p>Nou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48849592392 , -1.66412520968516]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e d'Asperges</text:p>
          </table:table-cell>
          <table:table-cell office:value-type="string">
            <text:p>Bott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42207495442 , -1.59784141799704]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ntemerle</text:p>
          </table:table-cell>
          <table:table-cell office:value-type="string">
            <text:p>Chantemer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79985768593 , -1.58909236645949]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Grimm</text:p>
          </table:table-cell>
          <table:table-cell office:value-type="string">
            <text:p>Grimm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2687653775 , -1.6457579173409]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aul Sartre</text:p>
          </table:table-cell>
          <table:table-cell office:value-type="string">
            <text:p>Sa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6174861074 , -1.6407718767171]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cher</text:p>
          </table:table-cell>
          <table:table-cell office:value-type="string">
            <text:p>Roch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45290598 , -1.63992194011769]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927824464 , -1.63774583726433]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206578293 , -1.62839218711911]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60909273245 , -1.62863278436716]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373417578 , -1.6134784976781]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Bernard</text:p>
          </table:table-cell>
          <table:table-cell office:value-type="string">
            <text:p>Bernar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3737674842 , -1.61218381647834]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836874481 , -1.637710331946]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9774402616 , -1.63786969372732]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olvardière</text:p>
          </table:table-cell>
          <table:table-cell office:value-type="string">
            <text:p>Solv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5053290702 , -1.63573229717706]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584293856 , -1.58998542791323]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01653605 , -1.58824120288856]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794406689 , -1.58708904559655]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5917319929 , -1.59091618105778]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422368528 , -1.60683317819374]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837756996 , -1.60679532687133]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3046545017 , -1.60871250881287]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8198693346 , -1.6051524751295]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196774472 , -1.60367683200432]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216889861 , -1.60198547451413]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Jehan Allain</text:p>
          </table:table-cell>
          <table:table-cell office:value-type="string">
            <text:p>Alla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430460081 , -1.6033107025618]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315610634 , -1.60288109762308]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Claude Debussy</text:p>
          </table:table-cell>
          <table:table-cell office:value-type="string">
            <text:p>Debuss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135167761 , -1.60187203686582]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0261054175 , -1.60217405352409]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17971638 , -1.60026219629833]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31807896828 , -1.5960144816799]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81768283 , -1.60028690644185]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153302736 , -1.61079837601833]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90353628 , -1.60878413185925]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506781257 , -1.60682773922208]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942055289 , -1.60764761096892]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anube</text:p>
          </table:table-cell>
          <table:table-cell office:value-type="string">
            <text:p>Danub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7365248721 , -1.61068496111585]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42903188 , -1.61163468192334]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150936685 , -1.61127843111779]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23295194 , -1.61166181143046]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Bourdan</text:p>
          </table:table-cell>
          <table:table-cell office:value-type="string">
            <text:p>Bourda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208880391 , -1.60233724822038]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08705042 , -1.61733295518326]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95148388 , -1.60794188892474]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549200828 , -1.60627892019551]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429571921 , -1.60692421598865]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562821068 , -1.61447617154998]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Emb. ménager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211332603 , -1.60513384029656]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560418974 , -1.61070690214353]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004854874 , -1.61169874308588]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795638684 , -1.61042359397141]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9073608985 , -1.61039535371815]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299232585 , -1.61251481683224]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Falaise</text:p>
          </table:table-cell>
          <table:table-cell office:value-type="string">
            <text:p>Falais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3440320725 , -1.61475569170767]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69666991 , -1.61723232157888]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493112293 , -1.61802335136048]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mparts</text:p>
          </table:table-cell>
          <table:table-cell office:value-type="string">
            <text:p>Rempart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9995428064 , -1.69512710912275]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rreaux</text:p>
          </table:table-cell>
          <table:table-cell office:value-type="string">
            <text:p>Charreaux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5580681259 , -1.70360547145757]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2716868342 , -1.71182279154339]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De Gaulle</text:p>
          </table:table-cell>
          <table:table-cell office:value-type="string">
            <text:p>De Gaull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1594081056 , -1.72094068610817]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879797428 , -1.72488744867127]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Jacquet</text:p>
          </table:table-cell>
          <table:table-cell office:value-type="string">
            <text:p>Ouch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2092913936 , -1.73716380028526]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taine</text:p>
          </table:table-cell>
          <table:table-cell office:value-type="string">
            <text:p>Fontain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95517039537 , -1.73953461930813]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urchaud</text:p>
          </table:table-cell>
          <table:table-cell office:value-type="string">
            <text:p>Surchaud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05938985549 , -1.7482448958467]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ès France</text:p>
          </table:table-cell>
          <table:table-cell office:value-type="string">
            <text:p>Mendè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26446048109 , -1.72538742911775]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ierres Blanches</text:p>
          </table:table-cell>
          <table:table-cell office:value-type="string">
            <text:p>Pierre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92119728598 , -1.71087849107868]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Rivetière</text:p>
          </table:table-cell>
          <table:table-cell office:value-type="string">
            <text:p>Rivet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875296441 , -1.70316899752172]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ommeau</text:p>
          </table:table-cell>
          <table:table-cell office:value-type="string">
            <text:p>Hommeau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87176015875 , -1.69861232911521]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 office:value-type="string">
            <text:p>Déchèterie de Saint-Jean-de-Boiseau</text:p>
          </table:table-cell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533095433 , -1.71982828205366]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21257661 , -1.48352100313078]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45631181 , -1.48354085843971]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65999171 , -1.48357279676719]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4701171066 , -1.52466053065074]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5595530567 , -1.51899955175637]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ine</text:p>
          </table:table-cell>
          <table:table-cell office:value-type="string">
            <text:p>Moi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849419552 , -1.52228064543554]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Pièce</text:p>
          </table:table-cell>
          <table:table-cell office:value-type="string">
            <text:p>Gran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0877639 , -1.51056146177377]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es Michées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935837482 , -1.5151123647778]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artellière</text:p>
          </table:table-cell>
          <table:table-cell office:value-type="string">
            <text:p>Martell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890265337 , -1.5242254650819]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Bonne Garde</text:p>
          </table:table-cell>
          <table:table-cell office:value-type="string">
            <text:p>Bon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5871540042 , -1.52458244877725]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église</text:p>
          </table:table-cell>
          <table:table-cell office:value-type="string">
            <text:p><text:s/></text:p>
          </table:table-cell>
          <table:table-cell office:value-type="string">
            <text:p>Rue Elisa Mercoeur</text:p>
          </table:table-cell>
          <table:table-cell office:value-type="string">
            <text:p>Merco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9492092091 , -1.52426456890363]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ce-Neige</text:p>
          </table:table-cell>
          <table:table-cell office:value-type="string">
            <text:p>Perce-Nei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619264607 , -1.51632902662427]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mpanules</text:p>
          </table:table-cell>
          <table:table-cell office:value-type="string">
            <text:p>Campanul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1846285666 , -1.52001803126569]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quelicots</text:p>
          </table:table-cell>
          <table:table-cell office:value-type="string">
            <text:p>Coquelico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006027348 , -1.51337856054364]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Radigois</text:p>
          </table:table-cell>
          <table:table-cell office:value-type="string">
            <text:p>Radig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4593667372 , -1.51768388905825]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étunias</text:p>
          </table:table-cell>
          <table:table-cell office:value-type="string">
            <text:p>Pétuni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4286625664 , -1.51474112076741]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'Anjou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6580202375 , -1.51112975525686]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tualité</text:p>
          </table:table-cell>
          <table:table-cell office:value-type="string">
            <text:p>Mutualité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925726341 , -1.50304250381351]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18942081912 , -1.61816026024415]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205580385 , -1.61596043739263]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7135675147 , -1.61400567615205]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324474526 , -1.61250435264726]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648425302 , -1.61291322909203]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399399515 , -1.61179911075056]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484793547 , -1.61182094227346]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00230585 , -1.61413437171208]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21435964 , -1.61349095250939]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288550679 , -1.61493859143227]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7370248507 , -1.61640240129098]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27032184 , -1.61776628809086]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95413211377 , -1.61720045993562]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10443481 , -1.61784389413592]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605139719 , -1.61632980925061]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95092093 , -1.61710771277577]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963560234 , -1.61549873325055]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640138063 , -1.65060678572623]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Théophile Guillou</text:p>
          </table:table-cell>
          <table:table-cell office:value-type="string">
            <text:p>Guillo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1081610517 , -1.65246402034198]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462023098 , -1.64199269403192]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30749132 , -1.64202182636575]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de Saint-Jean-de-Boiseau</text:p>
          </table:table-cell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350487543 , -1.71981932944856]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de Saint-Jean-de-Boiseau</text:p>
          </table:table-cell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452349855 , -1.71982312886411]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Quinet</text:p>
          </table:table-cell>
          <table:table-cell office:value-type="string">
            <text:p>Ouch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7869468273 , -1.49958094646258]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âquerettes</text:p>
          </table:table-cell>
          <table:table-cell office:value-type="string">
            <text:p>Pâqueret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6962153721 , -1.50798873643283]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061453866 , -1.5159201418562]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tit Clos</text:p>
          </table:table-cell>
          <table:table-cell office:value-type="string">
            <text:p>Peti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5066798155 , -1.51335483767457]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075059645 , -1.51451099092417]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733349292 , -1.51132997881036]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uet</text:p>
          </table:table-cell>
          <table:table-cell office:value-type="string">
            <text:p>Do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7406627015 , -1.50719823043249]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Paul Michaux</text:p>
          </table:table-cell>
          <table:table-cell office:value-type="string">
            <text:p>Michau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4600330057 , -1.51125278529766]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obert</text:p>
          </table:table-cell>
          <table:table-cell office:value-type="string">
            <text:p>Rob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1874769814 , -1.50679633602193]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Davy</text:p>
          </table:table-cell>
          <table:table-cell office:value-type="string">
            <text:p>Clo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5511665187 , -1.50564463555106]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Stade Jean Massé</text:p>
          </table:table-cell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2231455098 , -1.50262616562123]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8850727489 , -1.49670144556064]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don</text:p>
          </table:table-cell>
          <table:table-cell office:value-type="string">
            <text:p>Verd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967150013 , -1.49949053387815]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service assainissement</text:p>
          </table:table-cell>
          <table:table-cell office:value-type="string">
            <text:p><text:s/></text:p>
          </table:table-cell>
          <table:table-cell office:value-type="string">
            <text:p>Rue Pierre Bérégovoy</text:p>
          </table:table-cell>
          <table:table-cell office:value-type="string">
            <text:p>Bérégovo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4897600021 , -1.49578192967323]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Luneau</text:p>
          </table:table-cell>
          <table:table-cell office:value-type="string">
            <text:p>Lu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8404719888 , -1.50078601417428]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Mainguet</text:p>
          </table:table-cell>
          <table:table-cell office:value-type="string">
            <text:p>Maing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249899555 , -1.50444277821446]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706856427 , -1.49997881651833]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0729646381 , -1.49210415318157]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398884722 , -1.48643906084673]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02372582 , -1.49141048097265]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099855531 , -1.48177399277884]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LIEU-DIT LA BARIGAUDAIS</text:p>
          </table:table-cell>
          <table:table-cell office:value-type="string">
            <text:p><text:s/></text:p>
          </table:table-cell>
          <table:table-cell office:value-type="string">
            <text:p>VC 10</text:p>
          </table:table-cell>
          <table:table-cell office:value-type="float" office:value="10">
            <text:p>10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05040531445 , -1.49031644660174]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arc du Lory</text:p>
          </table:table-cell>
          <table:table-cell office:value-type="string">
            <text:p><text:s/></text:p>
          </table:table-cell>
          <table:table-cell office:value-type="string">
            <text:p>Boulevard Guichet Sérex</text:p>
          </table:table-cell>
          <table:table-cell office:value-type="string">
            <text:p>Sére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43719860462 , -1.47944267168105]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Vallée</text:p>
          </table:table-cell>
          <table:table-cell office:value-type="string">
            <text:p>Vall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55409579391 , -1.48626027759526]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édras</text:p>
          </table:table-cell>
          <table:table-cell office:value-type="string">
            <text:p>Rédra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4326743085 , -1.50329382111268]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ntière</text:p>
          </table:table-cell>
          <table:table-cell office:value-type="string">
            <text:p>Chint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49678815791 , -1.49651673015996]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Perdriaux</text:p>
          </table:table-cell>
          <table:table-cell office:value-type="string">
            <text:p>Perdriau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30575461272 , -1.4889243042086]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tite Bourrelière</text:p>
          </table:table-cell>
          <table:table-cell office:value-type="string">
            <text:p>Peti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78142889205 , -1.49994565148424]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illes</text:p>
          </table:table-cell>
          <table:table-cell office:value-type="string">
            <text:p>Calvill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7015496813 , -1.50572023192027]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joncs</text:p>
          </table:table-cell>
          <table:table-cell office:value-type="string">
            <text:p>Ajonc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743352117155 , -1.51933094665657]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71554085786 , -1.50150088505207]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dinière</text:p>
          </table:table-cell>
          <table:table-cell office:value-type="string">
            <text:p>Blandi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975677907 , -1.45023779015991]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Nantes</text:p>
          </table:table-cell>
          <table:table-cell office:value-type="string">
            <text:p>Nan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3863452454 , -1.5153081858626]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87125008 , -1.51165126563635]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763564098 , -1.5116338437269]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Sauvage</text:p>
          </table:table-cell>
          <table:table-cell office:value-type="string">
            <text:p>Sauvag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3736663879 , -1.51243538666893]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Cuisine Nvl Hopital</text:p>
          </table:table-cell>
          <table:table-cell office:value-type="string">
            <text:p><text:s/></text:p>
          </table:table-cell>
          <table:table-cell office:value-type="string">
            <text:p>Allée Alphonse Fillion</text:p>
          </table:table-cell>
          <table:table-cell office:value-type="string">
            <text:p>Filli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88703458854 , -1.4935650461686]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' Maison</text:p>
          </table:table-cell>
          <table:table-cell office:value-type="string">
            <text:p>Gran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0367072857 , -1.50739469918565]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41816664 , -1.50501981623408]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8559262391 , -1.49605060074078]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Entrepreneurs</text:p>
          </table:table-cell>
          <table:table-cell office:value-type="string">
            <text:p>Entrepreneu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2508488747 , -1.47898721135531]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381107463 , -1.46062237357538]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u Plessis</text:p>
          </table:table-cell>
          <table:table-cell office:value-type="string">
            <text:p>Pless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86147797701 , -1.72007506845754]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s Prés</text:p>
          </table:table-cell>
          <table:table-cell office:value-type="string">
            <text:p>Pré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900882744 , -1.72296671153055]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l'Acheneau</text:p>
          </table:table-cell>
          <table:table-cell office:value-type="string">
            <text:p>Acheneau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1096936376 , -1.72374290529165]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VC 6</text:p>
          </table:table-cell>
          <table:table-cell office:value-type="float" office:value="6">
            <text:p>6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2017241751 , -1.74616939403254]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u Bois Joli</text:p>
          </table:table-cell>
          <table:table-cell office:value-type="string">
            <text:p>Bo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17012215196 , -1.72620196622787]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 suite à plainte riverain</text:p>
          </table:table-cell>
          <table:table-cell office:value-type="string">
            <text:p><text:s/></text:p>
          </table:table-cell>
          <table:table-cell office:value-type="string">
            <text:p>Rue de la Chaussérie</text:p>
          </table:table-cell>
          <table:table-cell office:value-type="string">
            <text:p>Chaussérie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505070318792 , -1.7029680356428]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arking cimetière</text:p>
          </table:table-cell>
          <table:table-cell office:value-type="string">
            <text:p><text:s/></text:p>
          </table:table-cell>
          <table:table-cell office:value-type="string">
            <text:p>Allée du Cimetière</text:p>
          </table:table-cell>
          <table:table-cell office:value-type="string">
            <text:p>Cimetière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7099327701 , -1.73069490491735]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s Anciens Chais</text:p>
          </table:table-cell>
          <table:table-cell office:value-type="string">
            <text:p>Chais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9551678863 , -1.72176011928786]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Corbon</text:p>
          </table:table-cell>
          <table:table-cell office:value-type="string">
            <text:p>Corbon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417700811917 , -1.70479133555041]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953137051 , -1.55097144975458]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DERIE</text:p>
          </table:table-cell>
          <table:table-cell/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0472820135 , -1.52844658987771]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674703038 , -1.55097094125298]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819321569 , -1.55097047692312]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49652406 , -1.55097457923613]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752086398 , -1.63337573367668]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643026882 , -1.63336279830795]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Raymond Guinel</text:p>
          </table:table-cell>
          <table:table-cell office:value-type="string">
            <text:p>Guin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84584722918 , -1.548693837833]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6850008249 , -1.55242355216721]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Beauregard</text:p>
          </table:table-cell>
          <table:table-cell office:value-type="string">
            <text:p>Beauregard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2664691667 , -1.55605455411612]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ucé</text:p>
          </table:table-cell>
          <table:table-cell office:value-type="string">
            <text:p>Sucé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2808143753 , -1.54825426522498]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Lanoue Bras de Fer</text:p>
          </table:table-cell>
          <table:table-cell office:value-type="string">
            <text:p>Lanou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13340997231 , -1.55721253026818]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isonneuve</text:p>
          </table:table-cell>
          <table:table-cell office:value-type="string">
            <text:p>Maisonneuv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94817412481 , -1.55847154350244]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ière</text:p>
          </table:table-cell>
          <table:table-cell office:value-type="string">
            <text:p>Hau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59788282597 , -1.55861663651635]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emier Mai</text:p>
          </table:table-cell>
          <table:table-cell office:value-type="string">
            <text:p>Premi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37320898586 , -1.55204788561939]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ndonnière</text:p>
          </table:table-cell>
          <table:table-cell office:value-type="string">
            <text:p>Gandon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9775460023 , -1.54003501397757]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Atelier Municipal Aulnay</text:p>
          </table:table-cell>
          <table:table-cell office:value-type="string">
            <text:p><text:s/></text:p>
          </table:table-cell>
          <table:table-cell office:value-type="string">
            <text:p>Rue Charles Nungesser</text:p>
          </table:table-cell>
          <table:table-cell office:value-type="string">
            <text:p>Nungess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40571398343 , -1.54823929915505]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Hergrenière</text:p>
          </table:table-cell>
          <table:table-cell office:value-type="string">
            <text:p>Hergre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8423076999 , -1.55209946639924]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0557390973 , -1.55584384876732]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</text:p>
          </table:table-cell>
          <table:table-cell office:value-type="string">
            <text:p>Ave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3416718157 , -1.55981359200602]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outancière</text:p>
          </table:table-cell>
          <table:table-cell office:value-type="string">
            <text:p>Coutanc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88900887878 , -1.56125865586292]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</text:p>
          </table:table-cell>
          <table:table-cell office:value-type="string">
            <text:p>Hai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1124754702 , -1.5427214260597]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Kerbihan</text:p>
          </table:table-cell>
          <table:table-cell office:value-type="string">
            <text:p>Kerbiha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85448595092 , -1.538335573883]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490623762 , -1.54258048701043]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uriers</text:p>
          </table:table-cell>
          <table:table-cell office:value-type="string">
            <text:p>Murier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12592171335 , -1.53768155103064]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Gesvres</text:p>
          </table:table-cell>
          <table:table-cell office:value-type="string">
            <text:p>Gesvr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82669841159 , -1.55298814608736]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4538306904 , -1.55215579425924]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acques Demy</text:p>
          </table:table-cell>
          <table:table-cell office:value-type="string">
            <text:p>Demy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2111687341 , -1.55001726908717]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sneries</text:p>
          </table:table-cell>
          <table:table-cell office:value-type="string">
            <text:p>Besneri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76673856571 , -1.54496306016888]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otterets</text:p>
          </table:table-cell>
          <table:table-cell office:value-type="string">
            <text:p>Cotteret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5589252418 , -1.54901648742081]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inq Fleurs</text:p>
          </table:table-cell>
          <table:table-cell office:value-type="string">
            <text:p>Cinq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4505076008 , -1.54875354306512]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oche Blanche</text:p>
          </table:table-cell>
          <table:table-cell office:value-type="string">
            <text:p>Roch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97782890626 , -1.55712523846292]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Ravel</text:p>
          </table:table-cell>
          <table:table-cell office:value-type="string">
            <text:p>Rav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76444064563 , -1.55705834657359]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etière</text:p>
          </table:table-cell>
          <table:table-cell office:value-type="string">
            <text:p>Blanche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90823138849 , -1.55330952847668]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er à Cheval</text:p>
          </table:table-cell>
          <table:table-cell office:value-type="string">
            <text:p>F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334571774618 , -1.56954807399271]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Forge</text:p>
          </table:table-cell>
          <table:table-cell office:value-type="string">
            <text:p>Pon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3422162191 , -1.58502251358202]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'Orvault</text:p>
          </table:table-cell>
          <table:table-cell office:value-type="string">
            <text:p>Orvaul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3578677648 , -1.5840976053852]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rière</text:p>
          </table:table-cell>
          <table:table-cell office:value-type="string">
            <text:p>Vr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5051126348 , -1.55132207810304]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9712976 , -1.48590257799766]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39147466 , -1.48592188039404]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Orphée</text:p>
          </table:table-cell>
          <table:table-cell office:value-type="string">
            <text:p>Orphé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020936784 , -1.48099425589008]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e Lenôtre</text:p>
          </table:table-cell>
          <table:table-cell office:value-type="string">
            <text:p>Lenôt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679986161 , -1.49482511741342]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854511352 , -1.49150935640717]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384954553 , -1.48772551254115]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534581151 , -1.4877098980906]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es France</text:p>
          </table:table-cell>
          <table:table-cell office:value-type="string">
            <text:p>Mend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9076855757 , -1.49215233429901]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umelière</text:p>
          </table:table-cell>
          <table:table-cell office:value-type="string">
            <text:p>Jumel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574598731 , -1.48711800659311]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Fragonard</text:p>
          </table:table-cell>
          <table:table-cell office:value-type="string">
            <text:p>Fragonar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760031285 , -1.50539448887915]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Chêne Vert</text:p>
          </table:table-cell>
          <table:table-cell office:value-type="string">
            <text:p>Chê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1026350532 , -1.50398171590941]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503508437 , -1.49818730613985]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657151331 , -1.49822176656002]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ernier</text:p>
          </table:table-cell>
          <table:table-cell office:value-type="string">
            <text:p>Bern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8952316048 , -1.5017216091702]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3156040513 , -1.5022286621571]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ois Fresneau</text:p>
          </table:table-cell>
          <table:table-cell office:value-type="string">
            <text:p>Fresn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72102523091 , -1.50530710517725]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6189118934 , -1.50811651061596]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Renaudières</text:p>
          </table:table-cell>
          <table:table-cell office:value-type="string">
            <text:p>Renaudièr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7224505036 , -1.50159408399934]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ideau</text:p>
          </table:table-cell>
          <table:table-cell office:value-type="string">
            <text:p>Rid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11170437605 , -1.43422557163526]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ilas</text:p>
          </table:table-cell>
          <table:table-cell office:value-type="string">
            <text:p>Lila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63117943875 , -1.48410142706021]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rquebusier</text:p>
          </table:table-cell>
          <table:table-cell office:value-type="string">
            <text:p>Arquebus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0805121985 , -1.48656249714179]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Stade de la Tournière</text:p>
          </table:table-cell>
          <table:table-cell office:value-type="string">
            <text:p><text:s/></text:p>
          </table:table-cell>
          <table:table-cell office:value-type="string">
            <text:p>Chemin des Pâtureaux</text:p>
          </table:table-cell>
          <table:table-cell office:value-type="string">
            <text:p>Pâtureaux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191743613248 , -1.46951307663497]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rdre</text:p>
          </table:table-cell>
          <table:table-cell office:value-type="string">
            <text:p>Erd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2115333781 , -1.49741837907979]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pinay</text:p>
          </table:table-cell>
          <table:table-cell office:value-type="string">
            <text:p>Epinay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3303923315 , -1.48573935288085]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caudière</text:p>
          </table:table-cell>
          <table:table-cell office:value-type="string">
            <text:p>Pic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0564586218 , -1.48001227833593]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ayonnais</text:p>
          </table:table-cell>
          <table:table-cell office:value-type="string">
            <text:p>Gayonna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1491663985 , -1.47249454106766]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Alizés</text:p>
          </table:table-cell>
          <table:table-cell office:value-type="string">
            <text:p>Alizé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9503790686 , -1.48698287152847]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 Air</text:p>
          </table:table-cell>
          <table:table-cell office:value-type="string">
            <text:p>B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40672642239 , -1.49268646927937]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apins</text:p>
          </table:table-cell>
          <table:table-cell office:value-type="string">
            <text:p>Sapin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33644195002 , -1.45459170097784]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Antarès</text:p>
          </table:table-cell>
          <table:table-cell office:value-type="string">
            <text:p>Antarè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8257566015 , -1.44860378600561]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Betelgeuse</text:p>
          </table:table-cell>
          <table:table-cell office:value-type="string">
            <text:p>Betelgeus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0035224112 , -1.45801772053521]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lerie</text:p>
          </table:table-cell>
          <table:table-cell office:value-type="string">
            <text:p>Hôtelleri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87555685361 , -1.48476052360322]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Vieilleville</text:p>
          </table:table-cell>
          <table:table-cell office:value-type="string">
            <text:p>Vieillevi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5058006153 , -1.47493888604063]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mpère</text:p>
          </table:table-cell>
          <table:table-cell office:value-type="string">
            <text:p>Amp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26193401207 , -1.50356327738578]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rquefou</text:p>
          </table:table-cell>
          <table:table-cell office:value-type="string">
            <text:p>Carquefou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28213861607 , -1.44585171653601]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608929997 , -1.43866534806999]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dinière</text:p>
          </table:table-cell>
          <table:table-cell office:value-type="string">
            <text:p>Baudinièr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0313379505 , -1.44463537593633]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234363141 , -1.45178022043319]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415322246 , -1.45176331405221]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Noë</text:p>
          </table:table-cell>
          <table:table-cell office:value-type="string">
            <text:p>Noë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5709463367 , -1.43976293371094]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ouis Pasteur</text:p>
          </table:table-cell>
          <table:table-cell office:value-type="string">
            <text:p>Pasteur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90313710729 , -1.49139675820512]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700670697 , -1.48811322510658]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660264236 , -1.48814173198437]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99929941752 , -1.48381848684594]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0060258431 , -1.48383002537993]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nière</text:p>
          </table:table-cell>
          <table:table-cell office:value-type="string">
            <text:p>Bourn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3678730773 , -1.45843889501222]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bilière</text:p>
          </table:table-cell>
          <table:table-cell office:value-type="string">
            <text:p>Nobil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1017684495 , -1.48182361032219]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1293395 , -1.48416119252829]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08043277241 , -1.46693539967018]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urlis</text:p>
          </table:table-cell>
          <table:table-cell office:value-type="string">
            <text:p>Courli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82433692268 , -1.47872626947636]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19485004174 , -1.47859011748187]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iguillon</text:p>
          </table:table-cell>
          <table:table-cell office:value-type="string">
            <text:p>Aigu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6466763626 , -1.49656756871569]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Cassé</text:p>
          </table:table-cell>
          <table:table-cell office:value-type="string">
            <text:p>Moul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06491855537 , -1.46988233434895]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nis Papin</text:p>
          </table:table-cell>
          <table:table-cell office:value-type="string">
            <text:p>Pap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836749971 , -1.48664289749499]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Frênes</text:p>
          </table:table-cell>
          <table:table-cell office:value-type="string">
            <text:p>Frên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20687495375 , -1.48921322290674]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s Perrières</text:p>
          </table:table-cell>
          <table:table-cell office:value-type="string">
            <text:p>Perrièr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12082270636 , -1.45329877545387]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47544135264 , -1.46166757595072]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ussillon</text:p>
          </table:table-cell>
          <table:table-cell office:value-type="string">
            <text:p>Roussill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35543823 , -1.48747899779569]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intonge</text:p>
          </table:table-cell>
          <table:table-cell office:value-type="string">
            <text:p>Sainton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4926291007 , -1.49549426073922]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èdres</text:p>
          </table:table-cell>
          <table:table-cell office:value-type="string">
            <text:p>Cèdr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535138791 , -1.50066693591014]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893686301 , -1.4890190606141]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17366472 , -1.49110685765479]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aix</text:p>
          </table:table-cell>
          <table:table-cell office:value-type="string">
            <text:p>Pa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2450814463 , -1.49753124263144]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4813656312 , -1.4901397391548]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Ctre Social</text:p>
          </table:table-cell>
          <table:table-cell office:value-type="string">
            <text:p><text:s/></text:p>
          </table:table-cell>
          <table:table-cell office:value-type="string">
            <text:p>Rue des Gripôts</text:p>
          </table:table-cell>
          <table:table-cell office:value-type="string">
            <text:p>Gripô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09151319 , -1.49039819341115]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mandiers</text:p>
          </table:table-cell>
          <table:table-cell office:value-type="string">
            <text:p>Amandier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90387195 , -1.48461894800786]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838947498 , -1.47992781343163]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roix des Landes</text:p>
          </table:table-cell>
          <table:table-cell office:value-type="string">
            <text:p>Cro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065234819 , -1.47639885995433]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ESCALL</text:p>
          </table:table-cell>
          <table:table-cell office:value-type="string">
            <text:p><text:s/></text:p>
          </table:table-cell>
          <table:table-cell office:value-type="string">
            <text:p>Rue des Berlaguts</text:p>
          </table:table-cell>
          <table:table-cell office:value-type="string">
            <text:p>Berlagu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3837581612 , -1.50434746444558]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Boulodrome</text:p>
          </table:table-cell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375454724 , -1.4855459085259]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Nicolas Appert</text:p>
          </table:table-cell>
          <table:table-cell office:value-type="string">
            <text:p>App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1485945434 , -1.48827963561676]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719969269 , -1.50897920291751]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914042181 , -1.50898514000672]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Briand</text:p>
          </table:table-cell>
          <table:table-cell office:value-type="string">
            <text:p>Briand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3199557669 , -1.51791349265608]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96784193 , -1.49143689544526]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 office:value-type="string">
            <text:p>salle des fêtes</text:p>
          </table:table-cell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817148094 , -1.48129125281078]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 office:value-type="string">
            <text:p>Ligue de Football</text:p>
          </table:table-cell>
          <table:table-cell office:value-type="string">
            <text:p><text:s/></text:p>
          </table:table-cell>
          <table:table-cell office:value-type="string">
            <text:p>Rue de la Savarière</text:p>
          </table:table-cell>
          <table:table-cell office:value-type="string">
            <text:p>Savar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0905530308 , -1.49420227318757]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Emb. ménager</text:p>
          </table:table-cell>
          <table:table-cell office:value-type="string">
            <text:p>3.0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0918465 , -1.48355603567979]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Emb. ménager</text:p>
          </table:table-cell>
          <table:table-cell office:value-type="string">
            <text:p>3.0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9490215 , -1.48359243166905]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69434324 , -1.46060483985121]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25768571 , -1.46061209690359]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uits</text:p>
          </table:table-cell>
          <table:table-cell office:value-type="string">
            <text:p>Pui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1972372466 , -1.45396818091917]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Mortiers</text:p>
          </table:table-cell>
          <table:table-cell office:value-type="string">
            <text:p>Mort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472255949 , -1.44647007380974]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illardière</text:p>
          </table:table-cell>
          <table:table-cell office:value-type="string">
            <text:p>Billard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29514710387 , -1.45291960395668]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vrue</text:p>
          </table:table-cell>
          <table:table-cell office:value-type="string">
            <text:p>Chevr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778330547347 , -1.43276135584476]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irque</text:p>
          </table:table-cell>
          <table:table-cell office:value-type="string">
            <text:p>Cirq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56524970249 , -1.43474244646946]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amée</text:p>
          </table:table-cell>
          <table:table-cell office:value-type="string">
            <text:p>Ram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19061822726 , -1.43653009804658]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iron</text:p>
          </table:table-cell>
          <table:table-cell office:value-type="string">
            <text:p>Chir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31551789587 , -1.45329615122836]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59407696394 , -1.46213992633764]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ssonnière</text:p>
          </table:table-cell>
          <table:table-cell office:value-type="string">
            <text:p>Masson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88499912058 , -1.46565988684121]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peau Berger</text:p>
          </table:table-cell>
          <table:table-cell office:value-type="string">
            <text:p>Chapeau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16133942479 , -1.46771876593086]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818132033 , -1.4702010058589]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739585811 , -1.4702201180017]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UPER U</text:p>
          </table:table-cell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25565898921 , -1.47514435159904]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201242732 , -1.46778625827966]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388036699 , -1.4677830462095]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576326488 , -1.4677753059335]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snaie</text:p>
          </table:table-cell>
          <table:table-cell office:value-type="string">
            <text:p>Chesnai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4067624783 , -1.47540233412302]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Rigaud</text:p>
          </table:table-cell>
          <table:table-cell office:value-type="string">
            <text:p>Boi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58782388588 , -1.47700091415205]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593164598 , -1.4748446293034]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704902755 , -1.47484996467768]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olettes</text:p>
          </table:table-cell>
          <table:table-cell office:value-type="string">
            <text:p>Violet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2494354571 , -1.48422016101514]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aîches</text:p>
          </table:table-cell>
          <table:table-cell office:value-type="string">
            <text:p>Fraîch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54963288894 , -1.48918187309387]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Vignoble</text:p>
          </table:table-cell>
          <table:table-cell office:value-type="string">
            <text:p>Vignob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5193367237 , -1.49494395232715]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uère</text:p>
          </table:table-cell>
          <table:table-cell office:value-type="string">
            <text:p>Garou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096453686 , -1.49035147105224]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l'Arche</text:p>
          </table:table-cell>
          <table:table-cell office:value-type="string">
            <text:p>Pon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00105326188 , -1.47970825770036]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Sèvre et Maine</text:p>
          </table:table-cell>
          <table:table-cell office:value-type="string">
            <text:p>Sèv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8135892676 , -1.46909067858404]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lexandre Arnaud</text:p>
          </table:table-cell>
          <table:table-cell office:value-type="string">
            <text:p>Arnau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647932397055 , -1.47385656476689]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Mankel</text:p>
          </table:table-cell>
          <table:table-cell office:value-type="string">
            <text:p>Mankel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1837728904 , -1.47302301034168]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Ville Bachelier</text:p>
          </table:table-cell>
          <table:table-cell office:value-type="string">
            <text:p>Vil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589412698801 , -1.468561533244]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ortillon (parking)</text:p>
          </table:table-cell>
          <table:table-cell office:value-type="string">
            <text:p><text:s/></text:p>
          </table:table-cell>
          <table:table-cell office:value-type="string">
            <text:p>Route des Pégers</text:p>
          </table:table-cell>
          <table:table-cell office:value-type="string">
            <text:p>Pég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077057057 , -1.46845584085949]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491379613 , -1.46629948838342]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282500575 , -1.46630707917161]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Ile</text:p>
          </table:table-cell>
          <table:table-cell office:value-type="string">
            <text:p>Grand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7056838836 , -1.47133921687327]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Herbray</text:p>
          </table:table-cell>
          <table:table-cell office:value-type="string">
            <text:p>Mouli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23026550457 , -1.47529002236168]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283377266 , -1.5721806878172]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080070707 , -1.57217162602993]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6887569863 , -1.57216112797235]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572843415 , -1.57199918985706]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743077909 , -1.57192315642734]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814059456 , -1.57189640072266]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77003373 , -1.5712902278119]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67684823 , -1.57125682883473]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07460789 , -1.57125184380352]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Chapelle sur Erdr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65429868165 , -1.57349453211642]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verr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Robert Schuman</text:p>
          </table:table-cell>
          <table:table-cell office:value-type="string">
            <text:p>Schum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87932123668 , -1.57064046436133]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391147223 , -1.56979874898741]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490444354 , -1.56977977987882]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600546909 , -1.56975937472466]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58236011 , -1.56850003889229]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440344324 , -1.56848251579386]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30312532 , -1.56843015468684]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'Angle Chaillou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94924436199 , -1.57107842681343]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9063425632 , -1.56895248218621]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979487152 , -1.5689261078101]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873938002 , -1.56890260640612]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rvis des Nefs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99800647 , -1.56506300169062]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rvis des Nefs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28768405 , -1.56505945547272]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rvis des Nefs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846931223 , -1.56505734472936]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arvis des Nefs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683256858 , -1.5650531232446]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Parvis des Nefs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796997486 , -1.56505243806956]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426644101 , -1.56852818569993]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567623953 , -1.56850799620876]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718897155 , -1.56848788187246]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30915178174 , -1.56638962169968]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222919362 , -1.56556976533691]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1117367 , -1.56556289503224]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 office:value-type="string">
            <text:p>Ecopoint de Viarme</text:p>
          </table:table-cell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335015297 , -1.56500088533123]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 office:value-type="string">
            <text:p>Ecopoint de Viarme</text:p>
          </table:table-cell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161048206 , -1.56499658755898]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'Ouche Colin</text:p>
          </table:table-cell>
          <table:table-cell/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5817394065 , -1.52023162717093]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327043682 , -1.60559539825333]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487642831 , -1.60557840697313]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9158405587 , -1.51674942558318]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626487761 , -1.51425397828698]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535044374 , -1.60694771424614]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lonac</text:p>
          </table:table-cell>
          <table:table-cell office:value-type="string">
            <text:p>Colonac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43962932992 , -1.60489376971146]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3838748437 , -1.60339408874326]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40227305 , -1.61446286862497]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04782508085 , -1.61835688235275]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96113030579 , -1.61471975217338]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tade du vigneau</text:p>
          </table:table-cell>
          <table:table-cell office:value-type="string">
            <text:p><text:s/></text:p>
          </table:table-cell>
          <table:table-cell office:value-type="string">
            <text:p>Porte d'Atlantis</text:p>
          </table:table-cell>
          <table:table-cell office:value-type="string">
            <text:p>Atlant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76559562584 , -1.62178335101341]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146512612 , -1.60511215899396]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tade du Loreau</text:p>
          </table:table-cell>
          <table:table-cell office:value-type="string">
            <text:p><text:s/></text:p>
          </table:table-cell>
          <table:table-cell office:value-type="string">
            <text:p>Route du Drouillet</text:p>
          </table:table-cell>
          <table:table-cell office:value-type="string">
            <text:p>Drouille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7256237164 , -1.48684372034153]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438676406 , -1.61253245563969]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924847937 , -1.61040788724149]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138105696 , -1.61253331705033]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19684618 , -1.61725769979662]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638786366 , -1.6178000043311]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777900121 , -1.62430479638063]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 de Ville</text:p>
          </table:table-cell>
          <table:table-cell office:value-type="string">
            <text:p>Hôt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7112337768 , -1.64845960966744]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République</text:p>
          </table:table-cell>
          <table:table-cell office:value-type="string">
            <text:p>République</text:p>
          </table:table-cell>
          <table:table-cell office:value-type="float" office:value="440074">
            <text:p>440074</text:p>
          </table:table-cell>
          <table:table-cell office:value-type="float" office:value="44620">
            <text:p>4462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46092962752 , -1.68024030710158]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ulzaies</text:p>
          </table:table-cell>
          <table:table-cell office:value-type="string">
            <text:p>Saulzai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37082143344 , -1.63116140251437]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Tribunes</text:p>
          </table:table-cell>
          <table:table-cell office:value-type="string">
            <text:p>Tribu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51153582066 , -1.5611026389691]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Erables</text:p>
          </table:table-cell>
          <table:table-cell office:value-type="string">
            <text:p>Erabl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8476207291 , -1.55814648518405]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31374198 , -1.55865362893303]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479460236 , -1.55865180600345]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150971319 , -1.56036568435644]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papiercarton</text:p>
          </table:table-cell>
          <table:table-cell office:value-type="string">
            <text:p>2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316177305 , -1.56036537261466]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493209071 , -1.56036060035623]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681555834 , -1.56035287941787]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859098367 , -1.56034659531016]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97038411 , -1.55757745980864]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33660691 , -1.5575512402017]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681725793 , -1.55755001566607]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320544303 , -1.55637267738073]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115183524 , -1.55636966821305]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886595708 , -1.55634376625377]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Michelet</text:p>
          </table:table-cell>
          <table:table-cell office:value-type="string">
            <text:p>Michel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92682930673 , -1.55668569229722]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Emb. ménager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3403219397 , -1.61026359798412]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Emb. ménager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583007852 , -1.61017061712277]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Emb. ménager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466213854 , -1.61015006721259]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01473417 , -1.74371132611782]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26144272 , -1.5438777941075]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54869211 , -1.54385377571506]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223643006 , -1.54364531495973]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43663749 , -1.54362566164407]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625993124 , -1.54361492148464]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Saint Rogatien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657451548 , -1.54487686549389]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Saint Rogatien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917217287 , -1.54484087945961]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549278558 , -1.54396055603976]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718554993 , -1.54394815305681]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824930541 , -1.54390803315863]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Richebourg</text:p>
          </table:table-cell>
          <table:table-cell office:value-type="string">
            <text:p>Riche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83690563057 , -1.54363190892901]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6620256054 , -1.54274649799104]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Cité des Congrès</text:p>
          </table:table-cell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821742286 , -1.54277081221878]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Cité des Congrès</text:p>
          </table:table-cell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93230611 , -1.54274889788625]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Albert</text:p>
          </table:table-cell>
          <table:table-cell office:value-type="string">
            <text:p>Alber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917745422 , -1.54238695681659]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45711125 , -1.51975599025552]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46198726 , -1.55131861781218]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86251922 , -1.55129163981108]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830666075 , -1.55215727003088]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997401086 , -1.55215242037461]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ond-Point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407199817 , -1.55177395676473]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ond-Point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602776863 , -1.55177537859838]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nd-Point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809157086 , -1.55177536357993]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30665459 , -1.54826069945416]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135734966 , -1.54824734671971]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281875549 , -1.54858648035744]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078038668 , -1.54857894415879]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0896825992 , -1.54856551544834]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Eugène Orieux</text:p>
          </table:table-cell>
          <table:table-cell office:value-type="string">
            <text:p>Orieux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51727688448 , -1.55044568031254]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1789939717 , -1.54829772050419]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etite Biesse</text:p>
          </table:table-cell>
          <table:table-cell office:value-type="string">
            <text:p>Biess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5703798296 , -1.54759673023255]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onfoulon</text:p>
          </table:table-cell>
          <table:table-cell office:value-type="string">
            <text:p>Monfoulo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3435835941 , -1.54890317505472]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683984273 , -1.5480717693761]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536708011 , -1.54804949362688]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248600267 , -1.54552933688751]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02495331 , -1.54549187563482]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66683993 , -1.54545448902266]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1219347 , -1.54753298492672]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988264 , -1.54750290769664]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367225 , -1.54747411759818]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92057866 , -1.54744237956246]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papiercarton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2161221 , -1.54741049206122]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9425547 , -1.54738608650482]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fort</text:p>
          </table:table-cell>
          <table:table-cell office:value-type="string">
            <text:p>Belfo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510504288 , -1.54473232608658]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fort</text:p>
          </table:table-cell>
          <table:table-cell office:value-type="string">
            <text:p>Belfo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845498311 , -1.54471809756066]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fort</text:p>
          </table:table-cell>
          <table:table-cell office:value-type="string">
            <text:p>Belfo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15683819 , -1.54471007491271]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264503727 , -1.5439076305384]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574724373 , -1.61680745811069]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740452443 , -1.61680565430425]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915955597 , -1.61680543663227]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Ile Botty</text:p>
          </table:table-cell>
          <table:table-cell office:value-type="string">
            <text:p>Ile Bot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13530807472 , -1.61543939568815]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âtonnier Cholet</text:p>
          </table:table-cell>
          <table:table-cell office:value-type="string">
            <text:p>Chol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10650413135 , -1.61434261698329]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54507396 , -1.61078939728875]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22646887 , -1.61076190767487]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071751857 , -1.6107297352648]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Housset</text:p>
          </table:table-cell>
          <table:table-cell office:value-type="string">
            <text:p>Houss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7663554622 , -1.60832821854175]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4883936048 , -1.60766821732775]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5106298245 , -1.60765168453679]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618231 , -1.60676134316398]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543120612 , -1.60673958867849]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242161822 , -1.60665408135485]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45292356016 , -1.60685080007897]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422218514 , -1.60534904852056]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632217682 , -1.60533848266561]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831923542 , -1.60532784098993]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663350452 , -1.60402432884032]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59035811 , -1.60451705744127]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862538654 , -1.60401519590629]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Moulin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1070470721 , -1.60401066985119]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352138119 , -1.60445927206507]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266213559 , -1.60443895272042]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5961566434 , -1.6040211718337]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398211439 , -1.60338121477662]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184634361 , -1.60337207070876]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4992676645 , -1.60336005702766]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Maréchal Alphonse Juin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692846932 , -1.60184354930085]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Maréchal Alphonse Juin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723757391 , -1.60181349600228]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201926655 , -1.60213680141381]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148943109 , -1.60211066195064]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095959504 , -1.60208452249263]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775141295 , -1.60014666151586]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323278101 , -1.59859931533638]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31723727 , -1.59859327662559]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39085011252 , -1.59999243774991]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729897811 , -1.59855687810312]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03340124 , -1.51972841752644]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331992834 , -1.52391353709564]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043599469 , -1.52388112200083]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1834012539 , -1.52385989233795]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uiblinière</text:p>
          </table:table-cell>
          <table:table-cell office:value-type="string">
            <text:p>Guibli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34448806314 , -1.52390041378322]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210661671 , -1.51978164636747]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419569686 , -1.51977406112033]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59810186 , -1.51976474164085]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Doury</text:p>
          </table:table-cell>
          <table:table-cell office:value-type="string">
            <text:p>Dour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4529402756 , -1.51849369305577]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735714259 , -1.51909900620609]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856526317 , -1.51907715009647]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6334215246 , -1.51900635189856]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412205313 , -1.51802946765256]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178480703 , -1.5180186897439]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3952523667 , -1.51801554554936]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73783261 , -1.5178934914945]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32924145 , -1.51786136810486]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00337831 , -1.51783536699289]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rines</text:p>
          </table:table-cell>
          <table:table-cell office:value-type="string">
            <text:p>Perri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9789946202 , -1.51535052211335]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51093821 , -1.51836014446496]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641536402 , -1.51833986245472]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781417688 , -1.51832267932697]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942391598 , -1.51830413229852]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250919286 , -1.51680956663495]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420165076 , -1.51679714708012]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588400714 , -1.51678775112448]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77772893 , -1.51677699169182]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968572333 , -1.51676169683779]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rnavaliers</text:p>
          </table:table-cell>
          <table:table-cell office:value-type="string">
            <text:p>Carnava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9428268316 , -1.51467253387514]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21556408 , -1.51490531098726]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971867027 , -1.51489944184103]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749442176 , -1.51488571798292]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85417488 , -1.51375146583472]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32738854 , -1.51372380876539]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648674146 , -1.51369744118123]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97004703 , -1.5136667605226]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44830522 , -1.51363759167058]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482362486 , -1.51360834871886]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685398812 , -1.51447850518343]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885522585 , -1.51446630393148]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5107748109 , -1.51444971429923]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3038736 , -1.51267500705442]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72707822 , -1.51264794437176]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010953 , -1.51262194890714]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304708635 , -1.51311605951695]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157366377 , -1.51309378055294]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020822427 , -1.5130700637464]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883269264 , -1.5130493708662]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777606525 , -1.51302587638854]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671943737 , -1.51300238192013]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524601256 , -1.51298010301359]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ugust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8569224054 , -1.50925887580793]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Ateliers municipaux du Perray</text:p>
          </table:table-cell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0859802804 , -1.50968165407274]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651663658 , -1.50568779735616]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810100763 , -1.50567681515399]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030301153 , -1.50566627654427]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28239039 , -1.50565293692083]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Roug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121027979 , -1.50477193075352]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Roug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004046544 , -1.50475139645237]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Roug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7866980759 , -1.50472920300219]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146028638 , -1.50398308198375]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915308853 , -1.50396324931135]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2224111 , -1.50395428994437]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206559098 , -1.50395625147434]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025798782 , -1.50394132156117]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61680273 , -1.50392882278888]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7679368537 , -1.50284016553483]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4877759937 , -1.50125938080175]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076362317 , -1.50125171516494]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262155644 , -1.5012515330251]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712382064 , -1.50069459351897]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884126199 , -1.50067461621381]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6034276551 , -1.50065751389453]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496768621 , -1.50034426243528]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106606726 , -1.50033843297488]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312987388 , -1.50033839818263]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emagne</text:p>
          </table:table-cell>
          <table:table-cell office:value-type="string">
            <text:p>Allemag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42535599431 , -1.49821251731689]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888329024 , -1.49507307073582]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716345628 , -1.49506274676858]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565452263 , -1.49505105857933]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1646239091 , -1.47633319583307]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Busson Billault</text:p>
          </table:table-cell>
          <table:table-cell office:value-type="string">
            <text:p>Buss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2987391738 , -1.46677655295833]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aux Roux</text:p>
          </table:table-cell>
          <table:table-cell office:value-type="string">
            <text:p>Ouch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9404179324 , -1.47271306507382]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'Anjou</text:p>
          </table:table-cell>
          <table:table-cell office:value-type="string">
            <text:p>Anjou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9739516746 , -1.46822574731281]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Simone De Beauvoir</text:p>
          </table:table-cell>
          <table:table-cell office:value-type="string">
            <text:p>Beauvoir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619971634 , -1.46803538610018]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Plée</text:p>
          </table:table-cell>
          <table:table-cell office:value-type="string">
            <text:p>Plé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138773258 , -1.46415850319383]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ssardière</text:p>
          </table:table-cell>
          <table:table-cell office:value-type="string">
            <text:p>Cassardi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90676867621 , -1.4580306042135]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hesnaie</text:p>
          </table:table-cell>
          <table:table-cell office:value-type="string">
            <text:p>Chesnai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190974812 , -1.4551343148204]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bon</text:p>
          </table:table-cell>
          <table:table-cell office:value-type="string">
            <text:p>Corb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9243652692 , -1.45685434000206]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860134703 , -1.55416046361531]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744260049 , -1.55413690840854]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618601636 , -1.55411176790205]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20373783272 , -1.55373417791983]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Camping du Petit Port</text:p>
          </table:table-cell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258064505 , -1.5566645989022]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 office:value-type="string">
            <text:p>Camping du Petit Port</text:p>
          </table:table-cell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454151511 , -1.55666451084465]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 office:value-type="string">
            <text:p>Camping du Petit Port</text:p>
          </table:table-cell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640965577 , -1.5566613247913]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1171073716 , -1.55598358731448]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0281988251 , -1.5558968231727]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trasbourg</text:p>
          </table:table-cell>
          <table:table-cell office:value-type="string">
            <text:p>Stras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9437151422 , -1.55389088076286]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935346304 , -1.55562220539]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93061404 , -1.55559462286933]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52306869 , -1.55556250568382]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8965602008 , -1.55132703421025]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085966358 , -1.55130671031267]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208368931 , -1.55128034460541]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geonnière</text:p>
          </table:table-cell>
          <table:table-cell office:value-type="string">
            <text:p>Bourgeon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6844113189 , -1.55480103083539]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51215615 , -1.55229693702483]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198850142 , -1.55228977156195]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81996896 , -1.55226686948088]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82009971 , -1.59063820761169]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1201608 , -1.59060135121429]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747321435 , -1.59161591807589]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887312911 , -1.59159876824397]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4438014922 , -1.59152707122856]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 office:value-type="string">
            <text:p>Ecopoint de Viarme</text:p>
          </table:table-cell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645222547 , -1.56493801578544]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413712669 , -1.56698499420486]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536661332 , -1.56695709617398]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672461512 , -1.56692171418436]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783471505 , -1.56701501504541]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577603867 , -1.56701351217794]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plastiqu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968752378 , -1.56701636762712]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Adolphe Bobierre</text:p>
          </table:table-cell>
          <table:table-cell office:value-type="string">
            <text:p>Bobier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5047586523 , -1.56713062405177]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39016076 , -1.56588567530115]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6645396 , -1.56588288652872]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95534624 , -1.5658406201434]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721808793 , -1.56308183608993]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271959525 , -1.56306947061072]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12266749 , -1.56305323701422]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Bellamy</text:p>
          </table:table-cell>
          <table:table-cell office:value-type="string">
            <text:p>Bellam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4700811694 , -1.56362758501746]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réaubert</text:p>
          </table:table-cell>
          <table:table-cell office:value-type="string">
            <text:p>Préaube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48111375783 , -1.56222443119119]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Emb. ménager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079054991 , -1.6080330620867]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57408162 , -1.56178768166524]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Noire</text:p>
          </table:table-cell>
          <table:table-cell office:value-type="string">
            <text:p>Noi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4039733422 , -1.56217692686518]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665627018 , -1.56176108501578]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74738975 , -1.56173290245065]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59203521 , -1.56469509192375]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272342 , -1.56466757346913]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Honduras</text:p>
          </table:table-cell>
          <table:table-cell office:value-type="string">
            <text:p>Hondura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6800852733 , -1.56428193640587]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4903347494 , -1.56262235448672]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recision mesure METRE</text:p>
          </table:table-cell>
          <table:table-cell office:value-type="string">
            <text:p><text:s/></text:p>
          </table:table-cell>
          <table:table-cell office:value-type="string">
            <text:p>Rue Albert de Mun</text:p>
          </table:table-cell>
          <table:table-cell office:value-type="string">
            <text:p>Mu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05092937999 , -1.55947448910258]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571481915 , -1.55942687970369]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466422531 , -1.55940188501744]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371656684 , -1.55937696526925]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275869532 , -1.55935506683697]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160005776 , -1.55933150790441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Ligérienne</text:p>
          </table:table-cell>
          <table:table-cell office:value-type="string">
            <text:p>Ligérienn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67938846 , -1.52828702125507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 office:value-type="string">
            <text:p>Hotel Mercure</text:p>
          </table:table-cell>
          <table:table-cell office:value-type="string">
            <text:p><text:s/></text:p>
          </table:table-cell>
          <table:table-cell office:value-type="string">
            <text:p>Avenue Lotz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913689663 , -1.52796844669106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Hotel Mercure</text:p>
          </table:table-cell>
          <table:table-cell office:value-type="string">
            <text:p><text:s/></text:p>
          </table:table-cell>
          <table:table-cell office:value-type="string">
            <text:p>Avenue Lotz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762827902 , -1.52795675802397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Durand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476461413 , -1.53106292655271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Durand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82649755 , -1.53103496863666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Durand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31026508 , -1.53100428478169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11378612272 , -1.52970131920185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c Vaubourgoin</text:p>
          </table:table-cell>
          <table:table-cell office:value-type="string">
            <text:p>Vaubourgo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1186954119 , -1.52700430744798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238016742 , -1.52958666522937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piercarton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173562162 , -1.5295634679233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057639158 , -1.52953989857425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96179672 , -1.52951798981544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876754649 , -1.52949464371193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Charcot</text:p>
          </table:table-cell>
          <table:table-cell office:value-type="string">
            <text:p>Charco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3495149421 , -1.5797509537455]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657087828 , -1.60681066347387]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29426459 , -1.76149363823232]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Retz</text:p>
          </table:table-cell>
          <table:table-cell office:value-type="string">
            <text:p>Pont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9810450539 , -1.70828404164882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oufra</text:p>
          </table:table-cell>
          <table:table-cell office:value-type="string">
            <text:p>Koufr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792725989 , -1.5294682740935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597682347 , -1.52590005661305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6299981626 , -1.52589027343847]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494248107 , -1.52375820542025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5117808434 , -1.52372768392371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714139143 , -1.52153966702787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piercarton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824663124 , -1.52151775816812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piercarton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964551811 , -1.52150060199936]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116251343 , -1.52147898986018]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351819041 , -1.52145344103511]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7053492777 , -1.52305907844423]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6979742474 , -1.52303279346208]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lastique</text:p>
          </table:table-cell>
          <table:table-cell office:value-type="string">
            <text:p>3.0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873008456 , -1.52336477364819]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piercarton</text:p>
          </table:table-cell>
          <table:table-cell office:value-type="string">
            <text:p>5.0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953159268 , -1.52334110355733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1921218927 , -1.52307190193618]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arderie</text:p>
          </table:table-cell>
          <table:table-cell office:value-type="string">
            <text:p>Gilarder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69730081925 , -1.51811601742858]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57773829 , -1.52140436772795]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46288239 , -1.5213770146975]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16743322 , -1.52134195637984]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lastiqu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7677735 , -1.51978651121169]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19809689 , -1.59048700626635]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981423371 , -1.59045663226294]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705564041 , -1.59038795065777]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éon Jouhaux</text:p>
          </table:table-cell>
          <table:table-cell office:value-type="string">
            <text:p>Jouhaux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52890162 , -1.5886567729922]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éon Jouhaux</text:p>
          </table:table-cell>
          <table:table-cell office:value-type="string">
            <text:p>Jouhaux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3532676 , -1.58861115278156]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8062927946 , -1.58901614389676]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901321308 , -1.5890058704152]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729421303 , -1.58899552143084]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715949944 , -1.58870838967705]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886817199 , -1.58869146596373]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3145175909 , -1.58866003642125]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22210147 , -1.58748759941806]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981854756 , -1.58746614935743]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800173846 , -1.58745421618367]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597906138 , -1.587442132081]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galité</text:p>
          </table:table-cell>
          <table:table-cell office:value-type="string">
            <text:p>Egali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2802599101 , -1.58715620132794]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651417433 , -1.58737867705772]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471279316 , -1.58736221186464]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89598301 , -1.58735027871517]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290330696046 , -1.58782155170001]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 office:value-type="string">
            <text:p>Precision mesure METRE</text:p>
          </table:table-cell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942487832 , -1.58516956138555]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475857745 , -1.58587511266048]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 office:value-type="string">
            <text:p>Precision mesure METRE</text:p>
          </table:table-cell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77115719 , -1.5851493999876]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617383607 , -1.58585343518232]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768174665 , -1.58583485420295]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recision mesure METRE</text:p>
          </table:table-cell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69378683 , -1.5851114925411]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lastiqu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riauté</text:p>
          </table:table-cell>
          <table:table-cell office:value-type="string">
            <text:p>Priau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2311852369 , -1.58478141831281]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 office:value-type="string">
            <text:p>Plaine de jeux des Basses Landes</text:p>
          </table:table-cell>
          <table:table-cell office:value-type="string">
            <text:p><text:s/></text:p>
          </table:table-cell>
          <table:table-cell office:value-type="string">
            <text:p>Chemin de la Justice</text:p>
          </table:table-cell>
          <table:table-cell office:value-type="string">
            <text:p>Justi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88079855802 , -1.5882639124347]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440919584 , -1.5849296576127]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620018027 , -1.5849188490835]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125563496 , -1.58121630119244]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767193819 , -1.58060560821133]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18635687 , -1.58057569223295]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80370897 , -1.58054585159448]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3975605848 , -1.58071967730875]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198955123 , -1.58070010469929]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038368231 , -1.58068681028983]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533566493 , -1.58183777109035]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3204913 , -1.58181630252276]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9860048 , -1.58176632569055]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7733139173 , -1.57745055920386]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etterie</text:p>
          </table:table-cell>
          <table:table-cell office:value-type="string">
            <text:p>Gil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5211831678 , -1.60330974812267]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63892401 , -1.57742796532261]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2178888 , -1.57741859553296]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0167505137 , -1.57830367037202]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994056196 , -1.57829785737539]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829874461 , -1.57829514155285]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Ernest Renaud</text:p>
          </table:table-cell>
          <table:table-cell office:value-type="string">
            <text:p>Renaud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9490553 , -1.57522049978715]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734192939 , -1.57916174376973]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13402803 , -1.57911078617428]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4374082 , -1.57908220788417]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Serpette</text:p>
          </table:table-cell>
          <table:table-cell office:value-type="string">
            <text:p>Serpett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5327134557 , -1.57638730896141]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estembert</text:p>
          </table:table-cell>
          <table:table-cell office:value-type="string">
            <text:p>Questembe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30379312 , -1.57914969186968]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estembert</text:p>
          </table:table-cell>
          <table:table-cell office:value-type="string">
            <text:p>Questembe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59177717 , -1.5791256484422]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estembert</text:p>
          </table:table-cell>
          <table:table-cell office:value-type="string">
            <text:p>Questembe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98782592 , -1.57910016825616]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709865126 , -1.5787170200821]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546198631 , -1.57871279023237]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341358919 , -1.57870825891981]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42261866 , -1.57863238441454]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apiercarton</text:p>
          </table:table-cell>
          <table:table-cell office:value-type="string">
            <text:p>2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80839316 , -1.5786099290078]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138976971 , -1.57859064853956]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ennes</text:p>
          </table:table-cell>
          <table:table-cell office:value-type="string">
            <text:p>Ren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86146802684 , -1.57706355808943]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oupirs</text:p>
          </table:table-cell>
          <table:table-cell office:value-type="string">
            <text:p>Soupi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48825775893 , -1.62249120968819]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José Maria de Hérédia</text:p>
          </table:table-cell>
          <table:table-cell office:value-type="string">
            <text:p>Hérédi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0584467225 , -1.57539489542313]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94670161 , -1.57568537866802]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41114708 , -1.57566073567614]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28732524 , -1.57563639390937]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366613807 , -1.57341355030471]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487528697 , -1.57339171021987]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630567823 , -1.57336548706052]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6379432328 , -1.57497940492925]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Mail des Chantiers</text:p>
          </table:table-cell>
          <table:table-cell office:value-type="string">
            <text:p>Chantier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2021397848 , -1.57097133799654]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piercarton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Lamoricière</text:p>
          </table:table-cell>
          <table:table-cell office:value-type="string">
            <text:p>Lamoric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9068366794 , -1.5715008543133]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lastique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339785796 , -1.57130347324652]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piercarton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146770139 , -1.57129449184101]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954266661 , -1.57128399976409]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769495744 , -1.57128113623942]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9937470756 , -1.57443438527651]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verr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97762586067 , -1.57183622097339]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uchonnerie</text:p>
          </table:table-cell>
          <table:table-cell office:value-type="string">
            <text:p>Mouchon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089458107 , -1.65759981202806]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Mermoz</text:p>
          </table:table-cell>
          <table:table-cell office:value-type="string">
            <text:p>Mermoz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27397472749 , -1.69246725888702]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7025973592 , -1.73559447909264]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65370373 , -1.46464606874151]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818909402 , -1.46464572774093]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allées</text:p>
          </table:table-cell>
          <table:table-cell office:value-type="string">
            <text:p>Vallées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310255785416 , -1.45697860735104]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mpagnère</text:p>
          </table:table-cell>
          <table:table-cell office:value-type="string">
            <text:p>Champagn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5406643819 , -1.4644970731471]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u Muguet</text:p>
          </table:table-cell>
          <table:table-cell office:value-type="string">
            <text:p>Muguet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3963125581 , -1.47132201831542]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bossière</text:p>
          </table:table-cell>
          <table:table-cell office:value-type="string">
            <text:p>Chabossièr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9092562374 , -1.59155415141327]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thel et Julius Rosenberg</text:p>
          </table:table-cell>
          <table:table-cell office:value-type="string">
            <text:p>Rosenber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40340355521 , -1.59754827675529]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4752672908 , -1.59402589984101]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ses Landes</text:p>
          </table:table-cell>
          <table:table-cell office:value-type="string">
            <text:p>Bass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477284077 , -1.59101192864205]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</text:p>
          </table:table-cell>
          <table:table-cell office:value-type="string">
            <text:p><text:s/></text:p>
          </table:table-cell>
          <table:table-cell office:value-type="string">
            <text:p>Impasse de la Prairie au Pré</text:p>
          </table:table-cell>
          <table:table-cell office:value-type="string">
            <text:p>Prai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6286701587 , -1.5794686878809]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eustrie</text:p>
          </table:table-cell>
          <table:table-cell office:value-type="string">
            <text:p>Neust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4840435129 , -1.58939703108948]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Clément</text:p>
          </table:table-cell>
          <table:table-cell office:value-type="string">
            <text:p>Clémen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6685682169 , -1.58477815124957]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éronautique</text:p>
          </table:table-cell>
          <table:table-cell office:value-type="string">
            <text:p>Aéronautiq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33747285602 , -1.58548177874812]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Galheur</text:p>
          </table:table-cell>
          <table:table-cell office:value-type="string">
            <text:p>Galh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46217753595 , -1.57885658736729]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 suite à plainte riverain</text:p>
          </table:table-cell>
          <table:table-cell office:value-type="string">
            <text:p><text:s/></text:p>
          </table:table-cell>
          <table:table-cell office:value-type="string">
            <text:p>Rue des Saules</text:p>
          </table:table-cell>
          <table:table-cell office:value-type="string">
            <text:p>Saul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8967205246 , -1.57915542233089]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St Père</text:p>
          </table:table-cell>
          <table:table-cell office:value-type="string">
            <text:p>Clo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8353186339 , -1.58616782182367]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8490336673 , -1.58821484629529]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6411840666 , -1.58434675576126]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illeuls</text:p>
          </table:table-cell>
          <table:table-cell office:value-type="string">
            <text:p>Tilleul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81450815934 , -1.58098731983134]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14957122 , -1.58384589541265]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9816844708 , -1.58316291852769]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mmune de Paris 1871</text:p>
          </table:table-cell>
          <table:table-cell office:value-type="string">
            <text:p>Commun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9879672451 , -1.61422321800678]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Général De Gaulle</text:p>
          </table:table-cell>
          <table:table-cell office:value-type="string">
            <text:p>Gaull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7767720295 , -1.61823393715335]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Vallée</text:p>
          </table:table-cell>
          <table:table-cell office:value-type="string">
            <text:p>Vallé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1901897424 , -1.6236540799421]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emy</text:p>
          </table:table-cell>
          <table:table-cell office:value-type="string">
            <text:p>Dem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3015781208 , -1.62578920688699]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Jauvray</text:p>
          </table:table-cell>
          <table:table-cell office:value-type="string">
            <text:p>Jauvra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4716436258 , -1.63891629068319]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gerie</text:p>
          </table:table-cell>
          <table:table-cell office:value-type="string">
            <text:p>Pag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4401307318 , -1.64299321130242]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Léon Moinard</text:p>
          </table:table-cell>
          <table:table-cell office:value-type="string">
            <text:p>Moinard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8534005875 , -1.72962625957148]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4176505868 , -1.73033450077834]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6023070988 , -1.73156463523798]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rémondière</text:p>
          </table:table-cell>
          <table:table-cell office:value-type="string">
            <text:p>Frémon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10768735637 , -1.71985764845323]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798025969 , -1.71013273588128]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Martyrs de la Résistance</text:p>
          </table:table-cell>
          <table:table-cell office:value-type="string">
            <text:p>Martyr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4764416868 , -1.71319079224009]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Trévellec</text:p>
          </table:table-cell>
          <table:table-cell office:value-type="string">
            <text:p>Trévellec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5528996067 , -1.69661682703099]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rairies</text:p>
          </table:table-cell>
          <table:table-cell office:value-type="string">
            <text:p>Prairi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2351429068 , -1.68970824850894]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rbardière</text:p>
          </table:table-cell>
          <table:table-cell office:value-type="string">
            <text:p>Corbar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2916151817 , -1.68498636076426]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Cités</text:p>
          </table:table-cell>
          <table:table-cell office:value-type="string">
            <text:p>Cité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4291328261 , -1.68296834983018]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ygnes</text:p>
          </table:table-cell>
          <table:table-cell office:value-type="string">
            <text:p>Cygn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8258002693 , -1.68008356000492]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valira</text:p>
          </table:table-cell>
          <table:table-cell office:value-type="string">
            <text:p>Envalira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1872361121 , -1.67924941449038]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eux Puits</text:p>
          </table:table-cell>
          <table:table-cell office:value-type="string">
            <text:p>Vieux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59334540883 , -1.69124794458792]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float" office:value="26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49762164053 , -1.69095574842801]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D 101</text:p>
          </table:table-cell>
          <table:table-cell office:value-type="float" office:value="101">
            <text:p>101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51803916403 , -1.72016766268933]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Voie Non Dénommée 0471852</text:p>
          </table:table-cell>
          <table:table-cell office:value-type="string">
            <text:p>Dénomm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45392191592 , -1.71850624800438]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VC 5</text:p>
          </table:table-cell>
          <table:table-cell office:value-type="float" office:value="5">
            <text:p>5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31855579938 , -1.67248181574995]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float" office:value="26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0321744503 , -1.70912829362649]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eaulieu</text:p>
          </table:table-cell>
          <table:table-cell office:value-type="string">
            <text:p>Beaulieu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91006198527 , -1.69559137170141]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377360466 , -1.64703656871049]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550775684 , -1.64704240112964]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7998909529 , -1.67224521171071]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09193665 , -1.67222483908032]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665714803 , -1.6542272776432]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461209726 , -1.64830981571533]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D 75</text:p>
          </table:table-cell>
          <table:table-cell office:value-type="float" office:value="75">
            <text:p>75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3855644352 , -1.66917374986133]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llier</text:p>
          </table:table-cell>
          <table:table-cell office:value-type="string">
            <text:p>Allier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738059911 , -1.66722656638736]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Langlois</text:p>
          </table:table-cell>
          <table:table-cell office:value-type="string">
            <text:p>Langlo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12394098207 , -1.67933122451523]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60525304 , -1.66659472431654]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00141423 , -1.66662001119788]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80408038 , -1.67219811718344]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608445588 , -1.64830182782591]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743210629 , -1.64705291690123]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821155358 , -1.65422540849011]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 suite à plainte riverain</text:p>
          </table:table-cell>
          <table:table-cell office:value-type="string">
            <text:p><text:s/></text:p>
          </table:table-cell>
          <table:table-cell office:value-type="string">
            <text:p>Avenue des Plantes</text:p>
          </table:table-cell>
          <table:table-cell office:value-type="string">
            <text:p>Plant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8449306544 , -1.6707251529996]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de la Montagne</text:p>
          </table:table-cell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105352987 , -1.68318613940242]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chèterie de la Montagne</text:p>
          </table:table-cell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984114251 , -1.68317805066483]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azay</text:p>
          </table:table-cell>
          <table:table-cell office:value-type="string">
            <text:p>Gazay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9985004711 , -1.66755198168161]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auvettes</text:p>
          </table:table-cell>
          <table:table-cell office:value-type="string">
            <text:p>Fauvette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151032736 , -1.67195133621082]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udinière</text:p>
          </table:table-cell>
          <table:table-cell office:value-type="string">
            <text:p>Gaudinièr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6169524333 , -1.67585077749994]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Huit Mai 1945</text:p>
          </table:table-cell>
          <table:table-cell office:value-type="string">
            <text:p>Huit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02257084666 , -1.67840283170618]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661431387 , -1.61801399379116]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100125945 , -1.61593694148989]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733817181 , -1.61293506128922]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294453979 , -1.61177410621078]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369064486 , -1.61412350286139]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173318591 , -1.61491351201966]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375772745 , -1.61778978217499]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775011849 , -1.61631591991862]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77413837 , -1.61550944868228]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00451097 , -1.61708278548116]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yonnière</text:p>
          </table:table-cell>
          <table:table-cell office:value-type="string">
            <text:p>Sy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511313657102 , -1.64490276750176]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uvinière</text:p>
          </table:table-cell>
          <table:table-cell office:value-type="string">
            <text:p>Chau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22328945083 , -1.63295031518646]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ergerie</text:p>
          </table:table-cell>
          <table:table-cell office:value-type="string">
            <text:p>Berg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73689222366 , -1.63129805496647]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Benoît Frachon</text:p>
          </table:table-cell>
          <table:table-cell office:value-type="string">
            <text:p>Frach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6161677838 , -1.61902717326857]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662412009 , -1.59924441002824]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hardière</text:p>
          </table:table-cell>
          <table:table-cell office:value-type="string">
            <text:p>Joh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7238025481 , -1.65072208685505]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llages</text:p>
          </table:table-cell>
          <table:table-cell office:value-type="string">
            <text:p>Villag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50345449532 , -1.65981963364121]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a Pâtissière</text:p>
          </table:table-cell>
          <table:table-cell office:value-type="string">
            <text:p>Moul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17695262198 , -1.66606350589855]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153090664 , -1.64217212876325]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Butte</text:p>
          </table:table-cell>
          <table:table-cell office:value-type="string">
            <text:p>But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70608015267 , -1.65481213040528]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uclide</text:p>
          </table:table-cell>
          <table:table-cell office:value-type="string">
            <text:p>Eucli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3079054817 , -1.65226718822237]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Radigois</text:p>
          </table:table-cell>
          <table:table-cell office:value-type="string">
            <text:p>Radigo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8284632032 , -1.65842511934012]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76208574 , -1.65061223766593]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aires</text:p>
          </table:table-cell>
          <table:table-cell office:value-type="string">
            <text:p>Calvai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499615948 , -1.6477089981066]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'Indre</text:p>
          </table:table-cell>
          <table:table-cell office:value-type="string">
            <text:p>Ind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38772155859 , -1.66431683823693]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91623733 , -1.65709098042782]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gates</text:p>
          </table:table-cell>
          <table:table-cell office:value-type="string">
            <text:p>Agat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50844627859 , -1.65753827281778]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Bourgonnière</text:p>
          </table:table-cell>
          <table:table-cell office:value-type="string">
            <text:p>Bourg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4096503765 , -1.65526798748347]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Mouillie</text:p>
          </table:table-cell>
          <table:table-cell office:value-type="string">
            <text:p>Mouill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4483818586 , -1.65346069914964]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980470332 , -1.6492408991507]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ecquerie</text:p>
          </table:table-cell>
          <table:table-cell office:value-type="string">
            <text:p>Vecqu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1570601176 , -1.64538365347228]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7850675419 , -1.64850042966614]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7436439331 , -1.6593536015959]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ouretterie</text:p>
          </table:table-cell>
          <table:table-cell office:value-type="string">
            <text:p>Gour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9767876057 , -1.63345842524413]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5924589125 , -1.64517386892034]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lanty</text:p>
          </table:table-cell>
          <table:table-cell office:value-type="string">
            <text:p>Plant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7314889087 , -1.63012755717123]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8908441244 , -1.62441384353568]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3447236677 , -1.6281354475991]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Jeannette</text:p>
          </table:table-cell>
          <table:table-cell office:value-type="string">
            <text:p>Croix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6059639919 , -1.62276778498653]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Fernand Pelloutier</text:p>
          </table:table-cell>
          <table:table-cell office:value-type="string">
            <text:p>Pellou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0548663818 , -1.62463099944497]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Pablo Neruda</text:p>
          </table:table-cell>
          <table:table-cell office:value-type="string">
            <text:p>Nerud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8008701305 , -1.62301587729763]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Salvador Allende</text:p>
          </table:table-cell>
          <table:table-cell office:value-type="string">
            <text:p>Allend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0596141689 , -1.6248556678011]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gnerie</text:p>
          </table:table-cell>
          <table:table-cell office:value-type="string">
            <text:p>Gag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0033481184 , -1.62199167595727]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1486344612 , -1.61778685111481]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Audin</text:p>
          </table:table-cell>
          <table:table-cell office:value-type="string">
            <text:p>Audin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6493435551 , -1.61997252913921]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êcheurs</text:p>
          </table:table-cell>
          <table:table-cell office:value-type="string">
            <text:p>Pêcheu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904413125887 , -1.64237898323456]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Vaserie</text:p>
          </table:table-cell>
          <table:table-cell office:value-type="string">
            <text:p>Vas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70837217368 , -1.58806797009683]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8200650287 , -1.57626017414139]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Bélians</text:p>
          </table:table-cell>
          <table:table-cell office:value-type="string">
            <text:p>Bélian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4712092321 , -1.60651204516244]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éhol</text:p>
          </table:table-cell>
          <table:table-cell office:value-type="string">
            <text:p>Jéhol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2346173626 , -1.6260653060297]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7986023388 , -1.57625406630091]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en oct 2014 pour sécurité collecte</text:p>
          </table:table-cell>
          <table:table-cell office:value-type="string">
            <text:p><text:s/></text:p>
          </table:table-cell>
          <table:table-cell office:value-type="string">
            <text:p>Rue du Cimetière</text:p>
          </table:table-cell>
          <table:table-cell office:value-type="string">
            <text:p>Cimetièr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828943466 , -1.62293862771122]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2474863 , -1.68067502086187]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33583635 , -1.68070233009423]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Huit Mai 1945</text:p>
          </table:table-cell>
          <table:table-cell office:value-type="string">
            <text:p>Hu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9067024715 , -1.68639720227002]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405025896 , -1.68884564587443]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365178407 , -1.68887105933839]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Place des Pêcheurs</text:p>
          </table:table-cell>
          <table:table-cell office:value-type="string">
            <text:p>Pêcheur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365007247856 , -1.66909971949527]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oute de la Roderie</text:p>
          </table:table-cell>
          <table:table-cell office:value-type="string">
            <text:p>Roderi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2912948095 , -1.67072671157308]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Esplanade de l'Edit de Nantes</text:p>
          </table:table-cell>
          <table:table-cell office:value-type="string">
            <text:p>Ed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554849020919 , -1.68275423915292]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3579934 , -1.68073099357157]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Rue des Coteaux de Grand Lieu</text:p>
          </table:table-cell>
          <table:table-cell office:value-type="string">
            <text:p>Coteaux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64302306162 , -1.67943791923434]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26468189 , -1.74372817585156]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Surcouf</text:p>
          </table:table-cell>
          <table:table-cell office:value-type="string">
            <text:p>Surcouf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30512743971 , -1.74437942775975]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837722746 , -1.73550944200561]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700186272 , -1.73551899737806]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erne</text:p>
          </table:table-cell>
          <table:table-cell office:value-type="string">
            <text:p>Vern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189105595 , -1.73077418854178]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aunaie</text:p>
          </table:table-cell>
          <table:table-cell office:value-type="string">
            <text:p>Jaunai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00825636272 , -1.72661134986893]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Ecureuils</text:p>
          </table:table-cell>
          <table:table-cell office:value-type="string">
            <text:p>Ecureuil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2858607934 , -1.73053345621284]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9597080642 , -1.71030233450937]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550310269 , -1.7205545868769]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2532397544 , -1.72639447586257]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lastiqu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818025134 , -1.59865751487985]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apiercarton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938472294 , -1.5986371969056]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3059435186 , -1.59861536816899]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lastique</text:p>
          </table:table-cell>
          <table:table-cell office:value-type="string">
            <text:p>4.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577252317 , -1.59776745484401]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piercarton</text:p>
          </table:table-cell>
          <table:table-cell office:value-type="string">
            <text:p>6.1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727546444 , -1.5977503844339]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867547241 , -1.59773323834076]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eries</text:p>
          </table:table-cell>
          <table:table-cell office:value-type="string">
            <text:p>Bourderi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6734179294 , -1.59582206029831]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éformes</text:p>
          </table:table-cell>
          <table:table-cell office:value-type="string">
            <text:p>Réform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2576047053 , -1.59208416695661]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58506592 , -1.59265224698043]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706017699 , -1.59263041959243]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apiercarton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805867724 , -1.59260995164211]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verre</text:p>
          </table:table-cell>
          <table:table-cell office:value-type="string">
            <text:p>5.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Fonteny</text:p>
          </table:table-cell>
          <table:table-cell office:value-type="string">
            <text:p>Fonten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7722971548 , -1.59201951147385]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Terrien</text:p>
          </table:table-cell>
          <table:table-cell office:value-type="string">
            <text:p>Terr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623873932 , -1.59092678443369]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lastiqu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723182478 , -1.59066879541323]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 Camus</text:p>
          </table:table-cell>
          <table:table-cell office:value-type="string">
            <text:p>Camu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767116469 , -1.68196375782258]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l'Herminier</text:p>
          </table:table-cell>
          <table:table-cell office:value-type="string">
            <text:p>Herminie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4413858566 , -1.67748169499079]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resne</text:p>
          </table:table-cell>
          <table:table-cell office:value-type="string">
            <text:p>Fres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91325930077 , -1.67896795393398]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Union</text:p>
          </table:table-cell>
          <table:table-cell office:value-type="string">
            <text:p>Unio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7737524921 , -1.68322126894138]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irie</text:p>
          </table:table-cell>
          <table:table-cell office:value-type="string">
            <text:p>Mairi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12019406277 , -1.68676997514897]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29353580494 , -1.69055953467642]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urante</text:p>
          </table:table-cell>
          <table:table-cell office:value-type="string">
            <text:p>Courant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84382479354 , -1.69005014371327]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Flora Tristan</text:p>
          </table:table-cell>
          <table:table-cell office:value-type="string">
            <text:p>Trista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1712783343 , -1.68770835308904]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272466407 , -1.68747775300818]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verre</text:p>
          </table:table-cell>
          <table:table-cell office:value-type="string">
            <text:p>3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429495101 , -1.68747136470852]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uguenais</text:p>
          </table:table-cell>
          <table:table-cell office:value-type="string">
            <text:p>Bouguenai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50699061 , -1.67874943057725]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10/2014 suite à demande CC, propriétaire </text:p>
          </table:table-cell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8735146496 , -1.67782069783213]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déplacée 10/2014 suite à demande CC, propriétaire </text:p>
          </table:table-cell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8833043709 , -1.67780629705937]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Emb. ménager</text:p>
          </table:table-cell>
          <table:table-cell office:value-type="string">
            <text:p>4.0</text:p>
          </table:table-cell>
          <table:table-cell office:value-type="string">
            <text:p>Déchèterie de la Montagne</text:p>
          </table:table-cell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895166641 , -1.6831667882565]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Camélias</text:p>
          </table:table-cell>
          <table:table-cell office:value-type="string">
            <text:p>Camélia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083595064 , -1.75561141784974]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Jonquilles</text:p>
          </table:table-cell>
          <table:table-cell office:value-type="string">
            <text:p>Jonquille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81828650611 , -1.7533211131183]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56335654561 , -1.75928256598121]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énolière</text:p>
          </table:table-cell>
          <table:table-cell office:value-type="string">
            <text:p>Gén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647193793 , -1.76258430352217]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Source</text:p>
          </table:table-cell>
          <table:table-cell office:value-type="string">
            <text:p>Source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398150601 , -1.77788757943368]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Pé de Buzay</text:p>
          </table:table-cell>
          <table:table-cell office:value-type="string">
            <text:p>P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6521176324 , -1.81047434649921]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verre</text:p>
          </table:table-cell>
          <table:table-cell office:value-type="string">
            <text:p>4.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9801175021 , -1.56807757542074]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lastiqu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177254459 , -1.60561095462978]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655845404 , -1.75926121250529]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uré</text:p>
          </table:table-cell>
          <table:table-cell office:value-type="string">
            <text:p>Cur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257909745 , -1.7492299172691]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clos</text:p>
          </table:table-cell>
          <table:table-cell office:value-type="string">
            <text:p>Enclo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430379739 , -1.75350194378975]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Mathurin Métayer</text:p>
          </table:table-cell>
          <table:table-cell office:value-type="string">
            <text:p>Métayer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22077894789 , -1.76476005527437]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390394275 , -1.75925312443185]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déplacé fin sept 2014</text:p>
          </table:table-cell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7664416914 , -1.53264115783816]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 office:value-type="string">
            <text:p>Parking du Pole Solidaire Raoul de Guigné</text:p>
          </table:table-cell>
          <table:table-cell office:value-type="string">
            <text:p><text:s/></text:p>
          </table:table-cell>
          <table:table-cell office:value-type="string">
            <text:p>Rue de l'Elan</text:p>
          </table:table-cell>
          <table:table-cell office:value-type="string">
            <text:p>Ela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1344715124 , -1.52979627748665]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113785366 , -1.52695479576228]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225500151 , -1.52696013915034]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Hippolyte Derouet</text:p>
          </table:table-cell>
          <table:table-cell office:value-type="string">
            <text:p>Derouet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81185116048 , -1.52289379631647]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 office:value-type="string">
            <text:p>Complexe de loisirs Louis Barta</text:p>
          </table:table-cell>
          <table:table-cell office:value-type="string">
            <text:p><text:s/></text:p>
          </table:table-cell>
          <table:table-cell office:value-type="string">
            <text:p>Rue de la Guindonnière</text:p>
          </table:table-cell>
          <table:table-cell office:value-type="string">
            <text:p>Guindon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06004218133 , -1.52094737030767]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apillons</text:p>
          </table:table-cell>
          <table:table-cell office:value-type="string">
            <text:p>Papillon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60512460652 , -1.51847059560813]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uriers</text:p>
          </table:table-cell>
          <table:table-cell office:value-type="string">
            <text:p>Laurier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54625444227 , -1.5288264847283]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s Landes</text:p>
          </table:table-cell>
          <table:table-cell office:value-type="string">
            <text:p>Moul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50289825687 , -1.52956642674828]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ez Gâtin</text:p>
          </table:table-cell>
          <table:table-cell office:value-type="string">
            <text:p>Gât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0409590616 , -1.51222797085552]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ardière</text:p>
          </table:table-cell>
          <table:table-cell office:value-type="string">
            <text:p>Blanch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447387794531 , -1.50698747885265]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erre</text:p>
          </table:table-cell>
          <table:table-cell office:value-type="string">
            <text:p>4.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nière</text:p>
          </table:table-cell>
          <table:table-cell office:value-type="string">
            <text:p>Fer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500890698359 , -1.51149766634585]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'Orcerie</text:p>
          </table:table-cell>
          <table:table-cell office:value-type="string">
            <text:p>Orceri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749057878 , -1.51947005097613]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rogrès</text:p>
          </table:table-cell>
          <table:table-cell office:value-type="string">
            <text:p>Progrè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538900321249 , -1.5323586654222]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enhir</text:p>
          </table:table-cell>
          <table:table-cell office:value-type="string">
            <text:p>Menhir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77250282014 , -1.52465854117335]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lamands</text:p>
          </table:table-cell>
          <table:table-cell office:value-type="string">
            <text:p>Flamand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22414376312 , -1.52601648290671]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erre</text:p>
          </table:table-cell>
          <table:table-cell office:value-type="string">
            <text:p>2.75</text:p>
          </table:table-cell>
          <table:table-cell/>
          <table:table-cell office:value-type="string">
            <text:p><text:s/></text:p>
          </table:table-cell>
          <table:table-cell office:value-type="string">
            <text:p>Lieu-dit Le Taillis</text:p>
          </table:table-cell>
          <table:table-cell office:value-type="string">
            <text:p>Tailli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5362425127 , -1.51611470980933]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a Maillardière</text:p>
          </table:table-cell>
          <table:table-cell office:value-type="string">
            <text:p>Maill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1078279889 , -1.52194733193615]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Entrée du Parc de la Bourgonnière</text:p>
          </table:table-cell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36973524322 , -1.70192409017153]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che Thiraud</text:p>
          </table:table-cell>
          <table:table-cell office:value-type="string">
            <text:p>Thir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1838900062 , -1.54663865726633]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Allée Martin Luther King</text:p>
          </table:table-cell>
          <table:table-cell office:value-type="string">
            <text:p>King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21794886682 , -1.5461541313793]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assin</text:p>
          </table:table-cell>
          <table:table-cell office:value-type="string">
            <text:p>Cass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5738927065 , -1.54513986203301]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Barbeau</text:p>
          </table:table-cell>
          <table:table-cell office:value-type="string">
            <text:p>Barb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621412316 , -1.54935672596391]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Garand</text:p>
          </table:table-cell>
          <table:table-cell office:value-type="string">
            <text:p>Ga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72290532 , -1.55208383972591]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0287380501 , -1.55869414112073]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Barbusse</text:p>
          </table:table-cell>
          <table:table-cell office:value-type="string">
            <text:p>Barbuss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00022786153 , -1.56063881344257]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Quai Surcouf</text:p>
          </table:table-cell>
          <table:table-cell office:value-type="string">
            <text:p>Surcouf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50660995922 , -1.57749558800748]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 Corbusier</text:p>
          </table:table-cell>
          <table:table-cell office:value-type="string">
            <text:p>Le Corbus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93529527362 , -1.56920933359522]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Parc des Mahaudières</text:p>
          </table:table-cell>
          <table:table-cell office:value-type="string">
            <text:p>Pa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7526333925 , -1.56266402498126]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lair</text:p>
          </table:table-cell>
          <table:table-cell office:value-type="string">
            <text:p>Clai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7599695367 , -1.55804750488661]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éard</text:p>
          </table:table-cell>
          <table:table-cell office:value-type="string">
            <text:p>Lé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77172537013 , -1.55420878029741]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de Monti</text:p>
          </table:table-cell>
          <table:table-cell office:value-type="string">
            <text:p>Monti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0674243798 , -1.55539515656341]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Rue d'Ancenis</text:p>
          </table:table-cell>
          <table:table-cell office:value-type="string">
            <text:p>Ancen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6292684944 , -1.56273776430713]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'Acheneau</text:p>
          </table:table-cell>
          <table:table-cell office:value-type="string">
            <text:p>Achen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2736391235 , -1.56114358655296]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Place Jean Perrin</text:p>
          </table:table-cell>
          <table:table-cell office:value-type="string">
            <text:p>Perr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8212353555 , -1.55847680046054]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Bas Landreau</text:p>
          </table:table-cell>
          <table:table-cell office:value-type="string">
            <text:p>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7466426318 , -1.56412744920607]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et Lucien Leclerc</text:p>
          </table:table-cell>
          <table:table-cell office:value-type="string">
            <text:p>Lecle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10402147019 , -1.54863365016882]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in Mouillé</text:p>
          </table:table-cell>
          <table:table-cell office:value-type="string">
            <text:p>Mouillé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8142590205 , -1.54851602055137]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 la Galarnière</text:p>
          </table:table-cell>
          <table:table-cell office:value-type="string">
            <text:p>Galar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7719504265 , -1.55908495823339]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Morinière</text:p>
          </table:table-cell>
          <table:table-cell office:value-type="string">
            <text:p>Haut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800279143069 , -1.53287615163157]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Jouaud</text:p>
          </table:table-cell>
          <table:table-cell office:value-type="string">
            <text:p>Jou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40703482016 , -1.55347748813797]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enétais</text:p>
          </table:table-cell>
          <table:table-cell office:value-type="string">
            <text:p>Genéta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90608709673 , -1.55086806572924]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vier</text:p>
          </table:table-cell>
          <table:table-cell office:value-type="string">
            <text:p>Viv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0392708114 , -1.54203198292957]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Maréchal De Lattre de Tassigny</text:p>
          </table:table-cell>
          <table:table-cell office:value-type="string">
            <text:p>De Latt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25308027453 , -1.56983026781269]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Aragon</text:p>
          </table:table-cell>
          <table:table-cell office:value-type="string">
            <text:p>Arag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87338397279 , -1.54569987012532]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arguerites</text:p>
          </table:table-cell>
          <table:table-cell office:value-type="string">
            <text:p>Marguerit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27801457027 , -1.55419356934045]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verre</text:p>
          </table:table-cell>
          <table:table-cell office:value-type="string">
            <text:p>2.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mps Renaudins</text:p>
          </table:table-cell>
          <table:table-cell office:value-type="string">
            <text:p>Renaudin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09277479008 , -1.55279215569268]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Utrillo</text:p>
          </table:table-cell>
          <table:table-cell office:value-type="string">
            <text:p>Utrillo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04547327751 , -1.56062038974587]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Stade Léo Lagrange</text:p>
          </table:table-cell>
          <table:table-cell office:value-type="string">
            <text:p><text:s/></text:p>
          </table:table-cell>
          <table:table-cell office:value-type="string">
            <text:p>Avenue Léon Blum</text:p>
          </table:table-cell>
          <table:table-cell office:value-type="string">
            <text:p>Blum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29309356626 , -1.56986238728818]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 office:value-type="string">
            <text:p>Halle de La Trocardière</text:p>
          </table:table-cell>
          <table:table-cell office:value-type="string">
            <text:p><text:s/></text:p>
          </table:table-cell>
          <table:table-cell office:value-type="string">
            <text:p>Rue de la Trocardière</text:p>
          </table:table-cell>
          <table:table-cell office:value-type="string">
            <text:p>Troca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5717646202 , -1.57284780879198]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osé Arribas</text:p>
          </table:table-cell>
          <table:table-cell office:value-type="string">
            <text:p>Arri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790538224777 , -1.56831728413842]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Nogue</text:p>
          </table:table-cell>
          <table:table-cell office:value-type="string">
            <text:p>Nogu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03191887616 , -1.53731955620145]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rc Ferrand</text:p>
          </table:table-cell>
          <table:table-cell office:value-type="string">
            <text:p>F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67322969949 , -1.5364925421433]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Blanchet</text:p>
          </table:table-cell>
          <table:table-cell office:value-type="string">
            <text:p>Blanch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18145282252 , -1.54218979249036]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orbiers</text:p>
          </table:table-cell>
          <table:table-cell office:value-type="string">
            <text:p>Sorbier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2476745122 , -1.53932735689168]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verre</text:p>
          </table:table-cell>
          <table:table-cell office:value-type="string">
            <text:p>5.0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'Echouage</text:p>
          </table:table-cell>
          <table:table-cell office:value-type="string">
            <text:p>Echouag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66315052569 , -1.55430871430337]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verre</text:p>
          </table:table-cell>
          <table:table-cell office:value-type="string">
            <text:p>2.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693556986127 , -1.55991557216972]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 office:value-type="string">
            <text:p>Pépinières Municipales Rezé</text:p>
          </table:table-cell>
          <table:table-cell office:value-type="string">
            <text:p><text:s/></text:p>
          </table:table-cell>
          <table:table-cell office:value-type="string">
            <text:p>Rue de la Guilloterie</text:p>
          </table:table-cell>
          <table:table-cell office:value-type="string">
            <text:p>Guillot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5696343729 , -1.55923216006133]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verre</text:p>
          </table:table-cell>
          <table:table-cell office:value-type="string">
            <text:p>2.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32659637013 , -1.54893821925346]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verre</text:p>
          </table:table-cell>
          <table:table-cell office:value-type="string">
            <text:p>2.0</text:p>
          </table:table-cell>
          <table:table-cell office:value-type="string">
            <text:p>Gymnase Arthur-Dugast</text:p>
          </table:table-cell>
          <table:table-cell office:value-type="string">
            <text:p><text:s/></text:p>
          </table:table-cell>
          <table:table-cell office:value-type="string">
            <text:p>Place de l'Europe</text:p>
          </table:table-cell>
          <table:table-cell office:value-type="string">
            <text:p>Europ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6486359582 , -1.5451703242049]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verre</text:p>
          </table:table-cell>
          <table:table-cell office:value-type="string">
            <text:p>3.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et Henri Tendron</text:p>
          </table:table-cell>
          <table:table-cell office:value-type="string">
            <text:p>Tendr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7514179948 , -1.54440864905832]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village des Epinais</text:p>
          </table:table-cell>
          <table:table-cell office:value-type="string">
            <text:p><text:s/></text:p>
          </table:table-cell>
          <table:table-cell office:value-type="string">
            <text:p>Route des Epinais</text:p>
          </table:table-cell>
          <table:table-cell office:value-type="string">
            <text:p>Epinais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371600840248 , -1.60601015464115]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Salle Héronnière</text:p>
          </table:table-cell>
          <table:table-cell office:value-type="string">
            <text:p><text:s/></text:p>
          </table:table-cell>
          <table:table-cell office:value-type="string">
            <text:p>Rue du Pressoir</text:p>
          </table:table-cell>
          <table:table-cell office:value-type="string">
            <text:p>Pressoir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25165158726 , -1.63548425859209]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arking centre commercial, déplacée en oct 2014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7344640415 , -1.62931170772666]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Parking centre commercial, déplacée en oct 2014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7496961551 , -1.6293188830616]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 office:value-type="string">
            <text:p>OK</text:p>
          </table:table-cell>
          <table:table-cell office:value-type="string">
            <text:p><text:s/></text:p>
          </table:table-cell>
          <table:table-cell office:value-type="string">
            <text:p>Avenue de la Favrie</text:p>
          </table:table-cell>
          <table:table-cell office:value-type="string">
            <text:p>Fav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14202025147 , -1.59196282254832]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8271393354 , -1.58870260550049]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96578529 , -1.58707060618777]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6087675126 , -1.59090076578291]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755677056 , -1.58996698936744]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98408724 , -1.5882297915406]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enêts</text:p>
          </table:table-cell>
          <table:table-cell office:value-type="string">
            <text:p>Genê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5034564875 , -1.59337845852669]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3304606534 , -1.59696435296837]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4574205567 , -1.60282064681785]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 office:value-type="string">
            <text:p>centre La Tourmaline</text:p>
          </table:table-cell>
          <table:table-cell office:value-type="string">
            <text:p><text:s/></text:p>
          </table:table-cell>
          <table:table-cell office:value-type="string">
            <text:p>Chemin du Breil</text:p>
          </table:table-cell>
          <table:table-cell office:value-type="string">
            <text:p>Brei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02714056742 , -1.63263106511939]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audière</text:p>
          </table:table-cell>
          <table:table-cell office:value-type="string">
            <text:p>Riv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34281749326 , -1.65176365012628]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utelier</text:p>
          </table:table-cell>
          <table:table-cell office:value-type="string">
            <text:p>Couteli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42525616808 , -1.64717158724758]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Platanes</text:p>
          </table:table-cell>
          <table:table-cell office:value-type="string">
            <text:p>Plata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18813567852 , -1.61801108473731]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verre</text:p>
          </table:table-cell>
          <table:table-cell office:value-type="string">
            <text:p>0.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6112745562 , -1.60535541889371]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281544164 , -1.60872444163399]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ngo</text:p>
          </table:table-cell>
          <table:table-cell office:value-type="string">
            <text:p>Congo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6451443177 , -1.60546177284716]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7915610793 , -1.60516554084062]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236950087 , -1.6036498541381]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434079849 , -1.60198404326132]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11387733 , -1.60286749056127]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7997961183 , -1.60196036449172]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verre</text:p>
          </table:table-cell>
          <table:table-cell office:value-type="string">
            <text:p>4.0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quis de Saffré</text:p>
          </table:table-cell>
          <table:table-cell office:value-type="string">
            <text:p>Saffré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02657785 , -1.59817176227924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/12/2014</text:date>, <text:time>14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06" meta:object-count="0"/>
    <meta:generator>OpenOffice/4.1.0$Win32 OpenOffice.org_project/410m18$Build-9764</meta:generator>
  </office:meta>
</office:document-meta>
</file>